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6.78mm"/>
    </style:style>
    <style:style style:name="co7" style:family="table-column">
      <style:table-column-properties fo:break-before="auto" style:column-width="165.58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22.4mm"/>
    </style:style>
    <style:style style:name="co17" style:family="table-column">
      <style:table-column-properties fo:break-before="auto" style:column-width="21.33mm"/>
    </style:style>
    <style:style style:name="co18" style:family="table-column">
      <style:table-column-properties fo:break-before="auto" style:column-width="19.14mm"/>
    </style:style>
    <style:style style:name="co19" style:family="table-column">
      <style:table-column-properties fo:break-before="auto" style:column-width="23.78mm"/>
    </style:style>
    <style:style style:name="co20" style:family="table-column">
      <style:table-column-properties fo:break-before="auto" style:column-width="10.71mm"/>
    </style:style>
    <style:style style:name="co21" style:family="table-column">
      <style:table-column-properties fo:break-before="auto" style:column-width="16.42mm"/>
    </style:style>
    <style:style style:name="co22" style:family="table-column">
      <style:table-column-properties fo:break-before="auto" style:column-width="24.85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5.88mm"/>
    </style:style>
    <style:style style:name="co25" style:family="table-column">
      <style:table-column-properties fo:break-before="auto" style:column-width="22.68mm"/>
    </style:style>
    <style:style style:name="co26" style:family="table-column">
      <style:table-column-properties fo:break-before="auto" style:column-width="16.69mm"/>
    </style:style>
    <style:style style:name="co27" style:family="table-column">
      <style:table-column-properties fo:break-before="auto" style:column-width="27.04mm"/>
    </style:style>
    <style:style style:name="co28" style:family="table-column">
      <style:table-column-properties fo:break-before="auto" style:column-width="35.75mm"/>
    </style:style>
    <style:style style:name="co29" style:family="table-column">
      <style:table-column-properties fo:break-before="auto" style:column-width="71.35mm"/>
    </style:style>
    <style:style style:name="co30" style:family="table-column">
      <style:table-column-properties fo:break-before="auto" style:column-width="9.88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11.78mm"/>
    </style:style>
    <style:style style:name="co33" style:family="table-column">
      <style:table-column-properties fo:break-before="auto" style:column-width="10mm"/>
    </style:style>
    <style:style style:name="co34" style:family="table-column">
      <style:table-column-properties fo:break-before="auto" style:column-width="28.95mm"/>
    </style:style>
    <style:style style:name="co35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 tableooo:tab-color="#f04e4d"/>
    </style:style>
    <style:style style:name="ta2" style:family="table" style:master-page-name="Default">
      <style:table-properties table:display="true" style:writing-mode="lr-tb" tableooo:tab-color="#add58a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104" style:family="table-cell" style:parent-style-name="Default">
      <style:text-properties style:font-name="Liberation Mono" fo:font-size="9pt" style:font-size-asian="9pt" style:font-size-complex="9pt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font-name="Liberation Mono" fo:font-size="9pt" style:font-size-asian="9pt" style:font-size-complex="9pt"/>
    </style:style>
    <style:style style:name="ce26" style:family="table-cell" style:parent-style-name="Default" style:data-style-name="N37">
      <style:text-properties style:font-name="Liberation Mono" fo:font-size="9pt" style:font-size-asian="9pt" style:font-size-complex="9pt"/>
    </style:style>
    <style:style style:name="ce105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107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108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113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119" style:family="table-cell" style:parent-style-name="Default">
      <style:text-properties style:font-name="DejaVu Sans" fo:font-size="9pt" style:font-size-asian="9pt" style:font-size-complex="9pt"/>
    </style:style>
    <style:style style:name="ce121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122" style:family="table-cell" style:parent-style-name="Default" style:data-style-name="N4">
      <style:text-properties style:font-name="DejaVu Sans" fo:font-size="9pt" style:font-size-asian="9pt" style:font-size-complex="9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fo:background-color="#fffbcc" style:cell-protect="none" style:print-content="true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>
      <style:table-cell-properties fo:background-color="transparent"/>
      <style:text-properties fo:color="#666666" style:text-outline="false" style:text-line-through-style="none" style:text-line-through-type="none" style:font-name="DejaVu Sans Mono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font-name="DejaVu Sans Mono" fo:font-size="9pt" style:font-size-asian="9pt" style:font-size-complex="9pt"/>
    </style:style>
    <style:style style:name="ce47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glyph-orientation-vertical="0" fo:background-color="#add58a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MS Sans Serif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1" style:family="table-cell" style:parent-style-name="Default">
      <style:text-properties style:font-name="Liberation Sans" fo:font-size="9pt" style:font-size-asian="9pt" style:font-size-complex="9pt"/>
    </style:style>
    <style:style style:name="ce52" style:family="table-cell" style:parent-style-name="Default">
      <style:table-cell-properties fo:background-color="#add58a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font-name="Liberation Mono" fo:font-size="9pt" style:font-size-asian="9pt" style:font-size-complex="9pt"/>
    </style:style>
    <style:style style:name="ce59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font-name="Liberation Mono" fo:font-size="9pt" style:font-size-asian="9pt" style:font-size-complex="9pt"/>
    </style:style>
    <style:style style:name="ce60" style:family="table-cell" style:parent-style-name="Default">
      <style:text-properties style:font-name="Liberation Mono" fo:font-size="9pt" style:font-size-asian="9pt" style:font-size-complex="9pt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font-name="Liberation Mono" fo:font-size="9pt" style:font-size-asian="9pt" style:font-size-complex="9pt"/>
    </style:style>
    <style:style style:name="ce62" style:family="table-cell" style:parent-style-name="Default" style:data-style-name="N37">
      <style:text-properties style:font-name="Liberation Mono" fo:font-size="9pt" style:font-size-asian="9pt" style:font-size-complex="9pt"/>
    </style:style>
    <style:style style:name="ce63" style:family="table-cell" style:parent-style-name="Default" style:data-style-name="N100">
      <style:table-cell-properties fo:background-color="#fffbcc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Mono" fo:font-size="9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fo:background-color="transparent" style:rotation-align="none"/>
      <style:text-properties style:use-window-font-color="true" style:font-name="Liberation Mono" fo:font-size="9pt" style:font-size-asian="9pt" style:font-size-complex="9pt"/>
    </style:style>
    <style:style style:name="ce65" style:family="table-cell" style:parent-style-name="Default" style:data-style-name="N100">
      <style:table-cell-properties fo:background-color="transparent" style:rotation-align="none"/>
      <style:text-properties style:font-name="Liberation Mono" fo:font-size="9pt" style:font-size-asian="9pt" style:font-size-complex="9pt"/>
    </style:style>
    <style:style style:name="ce66" style:family="table-cell" style:parent-style-name="Default" style:data-style-name="N100">
      <style:table-cell-properties style:rotation-align="none"/>
      <style:text-properties style:font-name="Liberation Mono" fo:font-size="9pt" style:font-size-asian="9pt" style:font-size-complex="9pt"/>
    </style:style>
    <style:style style:name="ce67" style:family="table-cell" style:parent-style-name="Default" style:data-style-name="N100">
      <style:text-properties style:font-name="Liberation Mono" fo:font-size="9pt" style:font-size-asian="9pt" style:font-size-complex="9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74" style:family="table-cell" style:parent-style-name="Default">
      <style:text-properties style:font-name="DejaVu Sans" fo:font-size="9pt" style:font-size-asian="9pt" style:font-size-complex="9pt"/>
    </style:style>
    <style:style style:name="ce75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 style:data-style-name="N4">
      <style:table-cell-properties fo:background-color="transparent"/>
      <style:text-properties style:use-window-font-color="true" style:font-name="DejaVu Sans" fo:font-size="9pt" style:font-size-asian="9pt" style:font-size-complex="9pt"/>
    </style:style>
    <style:style style:name="ce77" style:family="table-cell" style:parent-style-name="Default" style:data-style-name="N4">
      <style:text-properties style:font-name="DejaVu Sans"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ackground-color="#fffbcc" style:cell-protect="none" style:print-content="true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fo:background-color="transparent"/>
      <style:text-properties fo:color="#666666" style:text-outline="false" style:text-line-through-style="none" style:text-line-through-type="none" style:font-name="DejaVu Sans Mono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font-name="DejaVu Sans Mono" fo:font-size="9pt" style:font-size-asian="9pt" style:font-size-complex="9pt"/>
    </style:style>
    <style:style style:name="ce128" style:family="table-cell" style:parent-style-name="Default" style:data-style-name="N4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style:font-name="DejaVu Sans" fo:font-size="9pt" style:font-size-asian="9pt" style:font-size-complex="9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9pt" style:font-size-asian="9pt" style:font-size-complex="9pt"/>
    </style:style>
    <style:style style:name="ce133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9pt" style:font-size-asian="9pt" style:font-size-complex="9pt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DejaVu Sans" fo:font-size="9pt" style:font-size-asian="9pt" style:font-size-complex="9pt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text-properties style:font-name="DejaVu Sans" fo:font-size="9pt" style:font-size-asian="9pt" style:font-size-complex="9pt"/>
    </style:style>
    <style:style style:name="ce138" style:family="table-cell" style:parent-style-name="Default">
      <style:table-cell-properties fo:border-bottom="none" fo:border-left="none" fo:border-right="none" fo:border-top="0.06pt solid #000000"/>
      <style:text-properties style:font-name="DejaVu Sans" fo:font-size="9pt" style:font-size-asian="9pt" style:font-size-complex="9pt"/>
    </style:style>
    <style:style style:name="ce139" style:family="table-cell" style:parent-style-name="Default">
      <style:table-cell-properties fo:border-bottom="0.06pt solid #000000" fo:border-left="none" fo:border-right="none" fo:border-top="none"/>
      <style:text-properties style:font-name="DejaVu Sans" fo:font-size="9pt" style:font-size-asian="9pt" style:font-size-complex="9pt"/>
    </style:style>
    <style:style style:name="ce140" style:family="table-cell" style:parent-style-name="Default" style:data-style-name="N4">
      <style:table-cell-properties fo:background-color="#dddddd" fo:border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4">
      <style:table-cell-properties fo:border-bottom="0.06pt solid #000000" fo:background-color="#fff9a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 style:data-style-name="N4">
      <style:table-cell-properties fo:border-bottom="none" fo:border-left="none" fo:border-right="0.06pt solid #000000" fo:border-top="0.06pt solid #000000"/>
      <style:text-properties style:font-name="DejaVu Sans" fo:font-size="9pt" style:font-size-asian="9pt" style:font-size-complex="9pt"/>
    </style:style>
    <style:style style:name="ce143" style:family="table-cell" style:parent-style-name="Default" style:data-style-name="N4">
      <style:table-cell-properties fo:border-bottom="none" fo:border-left="none" fo:border-right="0.06pt solid #000000" fo:border-top="none"/>
      <style:text-properties style:font-name="DejaVu Sans" fo:font-size="9pt" style:font-size-asian="9pt" style:font-size-complex="9pt"/>
    </style:style>
    <style:style style:name="ce144" style:family="table-cell" style:parent-style-name="Default" style:data-style-name="N4">
      <style:table-cell-properties fo:border-bottom="0.06pt solid #000000" fo:background-color="#dddddd" fo:border-left="none" fo:border-right="0.06pt solid #000000" fo:border-top="0.06pt solid #000000"/>
      <style:text-properties style:font-name="DejaVu Sans"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4">
      <style:table-cell-properties fo:border-bottom="0.06pt solid #000000" fo:border-left="none" fo:border-right="0.06pt solid #000000" fo:border-top="none"/>
      <style:text-properties style:font-name="DejaVu Sans" fo:font-size="9pt" style:font-size-asian="9pt" style:font-size-complex="9pt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DejaVu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s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5" table:number-columns-repeated="1017" table:default-cell-style-name="ce51"/>
        <table:table-row table:style-name="ro1">
          <table:table-cell table:style-name="ce47" office:value-type="string" calcext:value-type="string" table:number-columns-spanned="3" table:number-rows-spanned="1">
            <text:p>Ventas</text:p>
          </table:table-cell>
          <table:covered-table-cell table:number-columns-repeated="2" table:style-name="ce52"/>
          <table:table-cell/>
          <table:table-cell table:style-name="ce47" office:value-type="string" calcext:value-type="string" table:number-columns-spanned="3" table:number-rows-spanned="1">
            <text:p>Compras</text:p>
          </table:table-cell>
          <table:covered-table-cell table:number-columns-repeated="2" table:style-name="ce52"/>
          <table:table-cell table:number-columns-repeated="1017"/>
        </table:table-row>
        <table:table-row table:style-name="ro2">
          <table:table-cell table:style-name="ce48" office:value-type="string" calcext:value-type="string">
            <text:p>Desde</text:p>
          </table:table-cell>
          <table:table-cell table:style-name="ce48" office:value-type="string" calcext:value-type="string">
            <text:p>Hasta</text:p>
          </table:table-cell>
          <table:table-cell table:style-name="ce48" office:value-type="string" calcext:value-type="string">
            <text:p>Cant.</text:p>
          </table:table-cell>
          <table:table-cell/>
          <table:table-cell table:style-name="ce48" office:value-type="string" calcext:value-type="string">
            <text:p>Desde</text:p>
          </table:table-cell>
          <table:table-cell table:style-name="ce48" office:value-type="string" calcext:value-type="string">
            <text:p>Hasta</text:p>
          </table:table-cell>
          <table:table-cell table:style-name="ce48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49" office:value-type="float" office:value="1" calcext:value-type="float">
            <text:p>1</text:p>
          </table:table-cell>
          <table:table-cell table:style-name="ce53" table:formula="of:=+[.A3]+[.C3]-1" office:value-type="float" office:value="8" calcext:value-type="float">
            <text:p>8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style-name="ce49" table:formula="of:=+[.E3]+[.G3]-1" office:value-type="float" office:value="8" calcext:value-type="float">
            <text:p>8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49" table:formula="of:=+[.B3]+1" office:value-type="float" office:value="9" calcext:value-type="float">
            <text:p>9</text:p>
          </table:table-cell>
          <table:table-cell table:style-name="ce49" table:formula="of:=+[.A4]+[.C4]-1" office:value-type="float" office:value="11" calcext:value-type="float">
            <text:p>11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49" table:formula="of:=+[.F3]+1" office:value-type="float" office:value="9" calcext:value-type="float">
            <text:p>9</text:p>
          </table:table-cell>
          <table:table-cell table:style-name="ce49" table:formula="of:=+[.E4]+[.G4]-1" office:value-type="float" office:value="11" calcext:value-type="float">
            <text:p>1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9" table:formula="of:=+[.B4]+1" office:value-type="float" office:value="12" calcext:value-type="float">
            <text:p>12</text:p>
          </table:table-cell>
          <table:table-cell table:style-name="ce49" table:formula="of:=+[.A5]+[.C5]-1" office:value-type="float" office:value="16" calcext:value-type="float">
            <text:p>16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49" table:formula="of:=+[.F4]+1" office:value-type="float" office:value="12" calcext:value-type="float">
            <text:p>12</text:p>
          </table:table-cell>
          <table:table-cell table:style-name="ce49" table:formula="of:=+[.E5]+[.G5]-1" office:value-type="float" office:value="16" calcext:value-type="float">
            <text:p>16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9" table:formula="of:=+[.B5]+1" office:value-type="float" office:value="17" calcext:value-type="float">
            <text:p>17</text:p>
          </table:table-cell>
          <table:table-cell table:style-name="ce49" table:formula="of:=+[.A6]+[.C6]-1" office:value-type="float" office:value="36" calcext:value-type="float">
            <text:p>36</text:p>
          </table:table-cell>
          <table:table-cell table:style-name="ce53" office:value-type="float" office:value="20" calcext:value-type="float">
            <text:p>20</text:p>
          </table:table-cell>
          <table:table-cell/>
          <table:table-cell table:style-name="ce49" table:formula="of:=+[.F5]+1" office:value-type="float" office:value="17" calcext:value-type="float">
            <text:p>17</text:p>
          </table:table-cell>
          <table:table-cell table:style-name="ce49" table:formula="of:=+[.E6]+[.G6]-1" office:value-type="float" office:value="36" calcext:value-type="float">
            <text:p>36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49" table:formula="of:=+[.B6]+1" office:value-type="float" office:value="37" calcext:value-type="float">
            <text:p>37</text:p>
          </table:table-cell>
          <table:table-cell table:style-name="ce49" table:formula="of:=+[.A7]+[.C7]-1" office:value-type="float" office:value="56" calcext:value-type="float">
            <text:p>56</text:p>
          </table:table-cell>
          <table:table-cell table:style-name="ce53" office:value-type="float" office:value="20" calcext:value-type="float">
            <text:p>20</text:p>
          </table:table-cell>
          <table:table-cell/>
          <table:table-cell table:style-name="ce49" table:formula="of:=+[.F6]+1" office:value-type="float" office:value="37" calcext:value-type="float">
            <text:p>37</text:p>
          </table:table-cell>
          <table:table-cell table:style-name="ce49" table:formula="of:=+[.E7]+[.G7]-1" office:value-type="float" office:value="52" calcext:value-type="float">
            <text:p>52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49" table:formula="of:=+[.B7]+1" office:value-type="float" office:value="57" calcext:value-type="float">
            <text:p>57</text:p>
          </table:table-cell>
          <table:table-cell table:style-name="ce49" table:formula="of:=+[.A8]+[.C8]-1" office:value-type="float" office:value="58" calcext:value-type="float">
            <text:p>58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49" table:formula="of:=+[.F7]+1" office:value-type="float" office:value="53" calcext:value-type="float">
            <text:p>53</text:p>
          </table:table-cell>
          <table:table-cell table:style-name="ce49" table:formula="of:=+[.E8]+[.G8]-1" office:value-type="float" office:value="54" calcext:value-type="float">
            <text:p>54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9" table:formula="of:=+[.B8]+1" office:value-type="float" office:value="59" calcext:value-type="float">
            <text:p>59</text:p>
          </table:table-cell>
          <table:table-cell table:style-name="ce49" table:formula="of:=+[.A9]+[.C9]-1" office:value-type="float" office:value="78" calcext:value-type="float">
            <text:p>78</text:p>
          </table:table-cell>
          <table:table-cell table:style-name="ce53" office:value-type="float" office:value="20" calcext:value-type="float">
            <text:p>20</text:p>
          </table:table-cell>
          <table:table-cell/>
          <table:table-cell table:style-name="ce49" table:formula="of:=+[.F8]+1" office:value-type="float" office:value="55" calcext:value-type="float">
            <text:p>55</text:p>
          </table:table-cell>
          <table:table-cell table:style-name="ce49" table:formula="of:=+[.E9]+[.G9]-1" office:value-type="float" office:value="74" calcext:value-type="float">
            <text:p>74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49" table:formula="of:=+[.B9]+1" office:value-type="float" office:value="79" calcext:value-type="float">
            <text:p>79</text:p>
          </table:table-cell>
          <table:table-cell table:style-name="ce49" table:formula="of:=+[.A10]+[.C10]-1" office:value-type="float" office:value="108" calcext:value-type="float">
            <text:p>108</text:p>
          </table:table-cell>
          <table:table-cell table:style-name="ce53" office:value-type="float" office:value="30" calcext:value-type="float">
            <text:p>30</text:p>
          </table:table-cell>
          <table:table-cell/>
          <table:table-cell table:style-name="ce49" table:formula="of:=+[.F9]+1" office:value-type="float" office:value="75" calcext:value-type="float">
            <text:p>75</text:p>
          </table:table-cell>
          <table:table-cell table:style-name="ce49" table:formula="of:=+[.E10]+[.G10]-1" office:value-type="float" office:value="104" calcext:value-type="float">
            <text:p>104</text:p>
          </table:table-cell>
          <table:table-cell table:style-name="ce53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49" table:formula="of:=+[.B10]+1" office:value-type="float" office:value="109" calcext:value-type="float">
            <text:p>109</text:p>
          </table:table-cell>
          <table:table-cell table:style-name="ce49" table:formula="of:=+[.A11]+[.C11]-1" office:value-type="float" office:value="123" calcext:value-type="float">
            <text:p>123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49" table:formula="of:=+[.F10]+1" office:value-type="float" office:value="105" calcext:value-type="float">
            <text:p>105</text:p>
          </table:table-cell>
          <table:table-cell table:style-name="ce49" table:formula="of:=+[.E11]+[.G11]-1" office:value-type="float" office:value="119" calcext:value-type="float">
            <text:p>119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table:formula="of:=+[.B11]+1" office:value-type="float" office:value="124" calcext:value-type="float">
            <text:p>124</text:p>
          </table:table-cell>
          <table:table-cell table:style-name="ce49" table:formula="of:=+[.A12]+[.C12]-1" office:value-type="float" office:value="138" calcext:value-type="float">
            <text:p>138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49" table:formula="of:=+[.F11]+1" office:value-type="float" office:value="120" calcext:value-type="float">
            <text:p>120</text:p>
          </table:table-cell>
          <table:table-cell table:style-name="ce49" table:formula="of:=+[.E12]+[.G12]-1" office:value-type="float" office:value="134" calcext:value-type="float">
            <text:p>13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table:formula="of:=+[.B12]+1" office:value-type="float" office:value="139" calcext:value-type="float">
            <text:p>139</text:p>
          </table:table-cell>
          <table:table-cell table:style-name="ce49" table:formula="of:=+[.A13]+[.C13]-1" office:value-type="float" office:value="153" calcext:value-type="float">
            <text:p>153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49" table:formula="of:=+[.F12]+1" office:value-type="float" office:value="135" calcext:value-type="float">
            <text:p>135</text:p>
          </table:table-cell>
          <table:table-cell table:style-name="ce49" table:formula="of:=+[.E13]+[.G13]-1" office:value-type="float" office:value="149" calcext:value-type="float">
            <text:p>149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table:formula="of:=+[.B13]+1" office:value-type="float" office:value="154" calcext:value-type="float">
            <text:p>154</text:p>
          </table:table-cell>
          <table:table-cell table:style-name="ce49" table:formula="of:=+[.A14]+[.C14]-1" office:value-type="float" office:value="168" calcext:value-type="float">
            <text:p>168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49" table:formula="of:=+[.F13]+1" office:value-type="float" office:value="150" calcext:value-type="float">
            <text:p>150</text:p>
          </table:table-cell>
          <table:table-cell table:style-name="ce49" table:formula="of:=+[.E14]+[.G14]-1" office:value-type="float" office:value="164" calcext:value-type="float">
            <text:p>164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table:formula="of:=+[.B14]+1" office:value-type="float" office:value="169" calcext:value-type="float">
            <text:p>169</text:p>
          </table:table-cell>
          <table:table-cell table:style-name="ce49" table:formula="of:=+[.A15]+[.C15]-1" office:value-type="float" office:value="183" calcext:value-type="float">
            <text:p>183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49" table:formula="of:=+[.F14]+1" office:value-type="float" office:value="165" calcext:value-type="float">
            <text:p>165</text:p>
          </table:table-cell>
          <table:table-cell table:style-name="ce49" table:formula="of:=+[.E15]+[.G15]-1" office:value-type="float" office:value="179" calcext:value-type="float">
            <text:p>179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table:formula="of:=+[.B15]+1" office:value-type="float" office:value="184" calcext:value-type="float">
            <text:p>184</text:p>
          </table:table-cell>
          <table:table-cell table:style-name="ce49" table:formula="of:=+[.A16]+[.C16]-1" office:value-type="float" office:value="198" calcext:value-type="float">
            <text:p>198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49" table:formula="of:=+[.F15]+1" office:value-type="float" office:value="180" calcext:value-type="float">
            <text:p>180</text:p>
          </table:table-cell>
          <table:table-cell table:style-name="ce49" table:formula="of:=+[.E16]+[.G16]-1" office:value-type="float" office:value="194" calcext:value-type="float">
            <text:p>194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table:formula="of:=+[.B16]+1" office:value-type="float" office:value="199" calcext:value-type="float">
            <text:p>199</text:p>
          </table:table-cell>
          <table:table-cell table:style-name="ce49" table:formula="of:=+[.A17]+[.C17]-1" office:value-type="float" office:value="213" calcext:value-type="float">
            <text:p>213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49" table:formula="of:=+[.F16]+1" office:value-type="float" office:value="195" calcext:value-type="float">
            <text:p>195</text:p>
          </table:table-cell>
          <table:table-cell table:style-name="ce49" table:formula="of:=+[.E17]+[.G17]-1" office:value-type="float" office:value="209" calcext:value-type="float">
            <text:p>209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table:formula="of:=+[.B17]+1" office:value-type="float" office:value="214" calcext:value-type="float">
            <text:p>214</text:p>
          </table:table-cell>
          <table:table-cell table:style-name="ce49" table:formula="of:=+[.A18]+[.C18]-1" office:value-type="float" office:value="228" calcext:value-type="float">
            <text:p>228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style-name="ce49" table:formula="of:=+[.F17]+1" office:value-type="float" office:value="210" calcext:value-type="float">
            <text:p>210</text:p>
          </table:table-cell>
          <table:table-cell table:style-name="ce49" table:formula="of:=+[.E18]+[.G18]-1" office:value-type="float" office:value="224" calcext:value-type="float">
            <text:p>224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table:formula="of:=+[.B18]+1" office:value-type="float" office:value="229" calcext:value-type="float">
            <text:p>229</text:p>
          </table:table-cell>
          <table:table-cell table:style-name="ce49" table:formula="of:=+[.A19]+[.C19]-1" office:value-type="float" office:value="231" calcext:value-type="float">
            <text:p>231</text:p>
          </table:table-cell>
          <table:table-cell table:style-name="ce55" office:value-type="float" office:value="3" calcext:value-type="float">
            <text:p>3</text:p>
          </table:table-cell>
          <table:table-cell/>
          <table:table-cell table:style-name="ce49" table:formula="of:=+[.F18]+1" office:value-type="float" office:value="225" calcext:value-type="float">
            <text:p>225</text:p>
          </table:table-cell>
          <table:table-cell table:style-name="ce49" table:formula="of:=+[.E19]+[.G19]-1" office:value-type="float" office:value="227" calcext:value-type="float">
            <text:p>227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9" table:formula="of:=+[.B19]+1" office:value-type="float" office:value="232" calcext:value-type="float">
            <text:p>232</text:p>
          </table:table-cell>
          <table:table-cell table:style-name="ce49" table:formula="of:=+[.A20]+[.C20]-1" office:value-type="float" office:value="241" calcext:value-type="float">
            <text:p>241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49" table:formula="of:=+[.F19]+1" office:value-type="float" office:value="228" calcext:value-type="float">
            <text:p>228</text:p>
          </table:table-cell>
          <table:table-cell table:style-name="ce49" table:formula="of:=+[.E20]+[.G20]-1" office:value-type="float" office:value="237" calcext:value-type="float">
            <text:p>23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49" table:formula="of:=+[.B20]+1" office:value-type="float" office:value="242" calcext:value-type="float">
            <text:p>242</text:p>
          </table:table-cell>
          <table:table-cell table:style-name="ce49" table:formula="of:=+[.A21]+[.C21]-1" office:value-type="float" office:value="242" calcext:value-type="float">
            <text:p>242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49" table:formula="of:=+[.F20]+1" office:value-type="float" office:value="238" calcext:value-type="float">
            <text:p>238</text:p>
          </table:table-cell>
          <table:table-cell table:style-name="ce49" table:formula="of:=+[.E21]+[.G21]-1" office:value-type="float" office:value="238" calcext:value-type="float">
            <text:p>238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9" table:formula="of:=+[.B21]+1" office:value-type="float" office:value="243" calcext:value-type="float">
            <text:p>243</text:p>
          </table:table-cell>
          <table:table-cell table:style-name="ce49" table:formula="of:=+[.A22]+[.C22]-1" office:value-type="float" office:value="243" calcext:value-type="float">
            <text:p>243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49" table:formula="of:=+[.F21]+1" office:value-type="float" office:value="239" calcext:value-type="float">
            <text:p>239</text:p>
          </table:table-cell>
          <table:table-cell table:style-name="ce49" table:formula="of:=+[.E22]+[.G22]-1" office:value-type="float" office:value="239" calcext:value-type="float">
            <text:p>239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9" table:formula="of:=+[.B22]+1" office:value-type="float" office:value="244" calcext:value-type="float">
            <text:p>244</text:p>
          </table:table-cell>
          <table:table-cell table:style-name="ce49" table:formula="of:=+[.A23]+[.C23]-1" office:value-type="float" office:value="258" calcext:value-type="float">
            <text:p>258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49" table:formula="of:=+[.F22]+1" office:value-type="float" office:value="240" calcext:value-type="float">
            <text:p>240</text:p>
          </table:table-cell>
          <table:table-cell table:style-name="ce49" table:formula="of:=+[.E23]+[.G23]-1" office:value-type="float" office:value="254" calcext:value-type="float">
            <text:p>25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table:formula="of:=+[.B23]+1" office:value-type="float" office:value="259" calcext:value-type="float">
            <text:p>259</text:p>
          </table:table-cell>
          <table:table-cell table:style-name="ce49" table:formula="of:=+[.A24]+[.C24]-1" office:value-type="float" office:value="266" calcext:value-type="float">
            <text:p>266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49" table:formula="of:=+[.F23]+1" office:value-type="float" office:value="255" calcext:value-type="float">
            <text:p>255</text:p>
          </table:table-cell>
          <table:table-cell table:style-name="ce49" table:formula="of:=+[.E24]+[.G24]-1" office:value-type="float" office:value="269" calcext:value-type="float">
            <text:p>269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50"/>
          <table:table-cell table:style-name="ce54"/>
          <table:table-cell table:style-name="ce50"/>
          <table:table-cell/>
          <table:table-cell table:style-name="ce49" table:formula="of:=+[.F24]+1" office:value-type="float" office:value="270" calcext:value-type="float">
            <text:p>270</text:p>
          </table:table-cell>
          <table:table-cell table:style-name="ce49" table:formula="of:=+[.E25]+[.G25]-1" office:value-type="float" office:value="280" calcext:value-type="float">
            <text:p>28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47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52"/>
          <table:table-cell/>
          <table:table-cell table:style-name="ce49" table:formula="of:=+[.F25]+1" office:value-type="float" office:value="281" calcext:value-type="float">
            <text:p>281</text:p>
          </table:table-cell>
          <table:table-cell table:style-name="ce49" table:formula="of:=+[.E26]+[.G26]-1" office:value-type="float" office:value="310" calcext:value-type="float">
            <text:p>310</text:p>
          </table:table-cell>
          <table:table-cell table:style-name="ce53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48" office:value-type="string" calcext:value-type="string">
            <text:p>Desde</text:p>
          </table:table-cell>
          <table:table-cell table:style-name="ce48" office:value-type="string" calcext:value-type="string">
            <text:p>Hasta</text:p>
          </table:table-cell>
          <table:table-cell table:style-name="ce48" office:value-type="string" calcext:value-type="string">
            <text:p>Cant.</text:p>
          </table:table-cell>
          <table:table-cell/>
          <table:table-cell table:style-name="ce49" table:formula="of:=+[.F26]+1" office:value-type="float" office:value="311" calcext:value-type="float">
            <text:p>311</text:p>
          </table:table-cell>
          <table:table-cell table:style-name="ce49" table:formula="of:=+[.E27]+[.G27]-1" office:value-type="float" office:value="325" calcext:value-type="float">
            <text:p>325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49" office:value-type="float" office:value="1" calcext:value-type="float">
            <text:p>1</text:p>
          </table:table-cell>
          <table:table-cell table:style-name="ce53" table:formula="of:=+[.A28]+[.C28]-1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49" table:formula="of:=+[.B28]+1" office:value-type="float" office:value="4" calcext:value-type="float">
            <text:p>4</text:p>
          </table:table-cell>
          <table:table-cell table:style-name="ce49" table:formula="of:=+[.A29]+[.C29]-1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47" office:value-type="string" calcext:value-type="string" table:number-columns-spanned="3" table:number-rows-spanned="1">
            <text:p>Alicuotas</text:p>
          </table:table-cell>
          <table:covered-table-cell table:number-columns-repeated="2" table:style-name="ce52"/>
          <table:table-cell table:number-columns-repeated="1017"/>
        </table:table-row>
        <table:table-row table:style-name="ro3">
          <table:table-cell table:style-name="ce49" table:formula="of:=+[.B29]+1" office:value-type="float" office:value="9" calcext:value-type="float">
            <text:p>9</text:p>
          </table:table-cell>
          <table:table-cell table:style-name="ce49" table:formula="of:=+[.A30]+[.C30]-1" office:value-type="float" office:value="28" calcext:value-type="float">
            <text:p>28</text:p>
          </table:table-cell>
          <table:table-cell table:style-name="ce56" office:value-type="float" office:value="20" calcext:value-type="float">
            <text:p>20</text:p>
          </table:table-cell>
          <table:table-cell/>
          <table:table-cell table:style-name="ce48" office:value-type="string" calcext:value-type="string">
            <text:p>Desde</text:p>
          </table:table-cell>
          <table:table-cell table:style-name="ce48" office:value-type="string" calcext:value-type="string">
            <text:p>Hasta</text:p>
          </table:table-cell>
          <table:table-cell table:style-name="ce48" office:value-type="string" calcext:value-type="string">
            <text:p>Cant.</text:p>
          </table:table-cell>
          <table:table-cell table:number-columns-repeated="1017"/>
        </table:table-row>
        <table:table-row table:style-name="ro3">
          <table:table-cell table:style-name="ce49" table:formula="of:=+[.B30]+1" office:value-type="float" office:value="29" calcext:value-type="float">
            <text:p>29</text:p>
          </table:table-cell>
          <table:table-cell table:style-name="ce49" table:formula="of:=+[.A31]+[.C31]-1" office:value-type="float" office:value="43" calcext:value-type="float">
            <text:p>43</text:p>
          </table:table-cell>
          <table:table-cell table:style-name="ce56" office:value-type="float" office:value="15" calcext:value-type="float">
            <text:p>15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 table:style-name="ce49" table:formula="of:=+[.E31]+[.G31]-1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9" table:formula="of:=+[.B31]+1" office:value-type="float" office:value="44" calcext:value-type="float">
            <text:p>44</text:p>
          </table:table-cell>
          <table:table-cell table:style-name="ce49" table:formula="of:=+[.A32]+[.C32]-1" office:value-type="float" office:value="47" calcext:value-type="float">
            <text:p>47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49" table:formula="of:=+[.F31]+1" office:value-type="float" office:value="4" calcext:value-type="float">
            <text:p>4</text:p>
          </table:table-cell>
          <table:table-cell table:style-name="ce49" table:formula="of:=+[.E32]+[.G32]-1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9" table:formula="of:=+[.B32]+1" office:value-type="float" office:value="48" calcext:value-type="float">
            <text:p>48</text:p>
          </table:table-cell>
          <table:table-cell table:style-name="ce49" table:formula="of:=+[.A33]+[.C33]-1" office:value-type="float" office:value="62" calcext:value-type="float">
            <text:p>62</text:p>
          </table:table-cell>
          <table:table-cell table:style-name="ce56" office:value-type="float" office:value="15" calcext:value-type="float">
            <text:p>15</text:p>
          </table:table-cell>
          <table:table-cell/>
          <table:table-cell table:style-name="ce49" table:formula="of:=+[.F32]+1" office:value-type="float" office:value="9" calcext:value-type="float">
            <text:p>9</text:p>
          </table:table-cell>
          <table:table-cell table:style-name="ce49" table:formula="of:=+[.E33]+[.G33]-1" office:value-type="float" office:value="28" calcext:value-type="float">
            <text:p>28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9" table:formula="of:=+[.F33]+1" office:value-type="float" office:value="29" calcext:value-type="float">
            <text:p>29</text:p>
          </table:table-cell>
          <table:table-cell table:style-name="ce49" table:formula="of:=+[.E34]+[.G34]-1" office:value-type="float" office:value="30" calcext:value-type="float">
            <text:p>3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9" table:formula="of:=+[.F34]+1" office:value-type="float" office:value="31" calcext:value-type="float">
            <text:p>31</text:p>
          </table:table-cell>
          <table:table-cell table:style-name="ce49" table:formula="of:=+[.E35]+[.G35]-1" office:value-type="float" office:value="50" calcext:value-type="float">
            <text:p>50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9" table:formula="of:=+[.F35]+1" office:value-type="float" office:value="51" calcext:value-type="float">
            <text:p>51</text:p>
          </table:table-cell>
          <table:table-cell table:style-name="ce49" table:formula="of:=+[.E36]+[.G36]-1" office:value-type="float" office:value="65" calcext:value-type="float">
            <text:p>65</text:p>
          </table:table-cell>
          <table:table-cell table:style-name="ce56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9" table:formula="of:=+[.F36]+1" office:value-type="float" office:value="66" calcext:value-type="float">
            <text:p>66</text:p>
          </table:table-cell>
          <table:table-cell table:style-name="ce49" table:formula="of:=+[.E37]+[.G37]-1" office:value-type="float" office:value="69" calcext:value-type="float">
            <text:p>69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9" table:formula="of:=+[.F37]+1" office:value-type="float" office:value="70" calcext:value-type="float">
            <text:p>70</text:p>
          </table:table-cell>
          <table:table-cell table:style-name="ce49" table:formula="of:=+[.E38]+[.G38]-1" office:value-type="float" office:value="84" calcext:value-type="float">
            <text:p>84</text:p>
          </table:table-cell>
          <table:table-cell table:style-name="ce56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" table:style-name="ta1">
        <table:table-column table:style-name="co6" table:default-cell-style-name="ce60"/>
        <table:table-column table:style-name="co5" table:number-columns-repeated="1023" table:default-cell-style-name="ce60"/>
        <table:table-row table:style-name="ro1">
          <table:table-cell table:style-name="ce57" office:value-type="string" calcext:value-type="string">
            <text:p>Libro IVA Compras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202112010030201900000000000000031665 <text:s text:c="15"/>8000000000030546689979YPF LUBRICANTES <text:s text:c="14"/>000000001370539000000000000000000000000000000000000000000000000000000000000000000000013678000000000032827000000000000000PES00010000001000000000022979100000000000000000000000000 <text:s text:c="29"/>000000000000000</text:p>
          </table:table-cell>
          <table:table-cell/>
          <table:table-cell table:style-name="ce61"/>
          <table:table-cell table:number-columns-repeated="1021"/>
        </table:table-row>
        <table:table-row table:style-name="ro1">
          <table:table-cell table:style-name="ce58" office:value-type="string" calcext:value-type="string">
            <text:p>202112010010201900000000000000434091 <text:s text:c="15"/>8000000000030546689979YPF DERIVADOS <text:s text:c="16"/>000000142191003000000000000000000000000000000000000000000000000000000000000000000000000000000000003440105000000000000000PES00010000001000000002408073400000000000000000000000000 <text:s text:c="29"/>000000000000000</text:p>
          </table:table-cell>
          <table:table-cell/>
          <table:table-cell table:style-name="ce61"/>
          <table:table-cell table:number-columns-repeated="1021"/>
        </table:table-row>
        <table:table-row table:style-name="ro1">
          <table:table-cell table:style-name="ce58" office:value-type="string" calcext:value-type="string">
            <text:p>202112030010000100000000000000088396 <text:s text:c="15"/>8000000000030500008454VISA RIO <text:s text:c="21"/>000000000392148000000000287080000000000000000000000000000000000000000000000000000000000000000000000000000000000000000000PES00010000001000000000001823500000000000000000000000000 <text:s text:c="29"/>000000000000000</text:p>
          </table:table-cell>
          <table:table-cell/>
          <table:table-cell table:style-name="ce62"/>
          <table:table-cell table:number-columns-repeated="1021"/>
        </table:table-row>
        <table:table-row table:style-name="ro1">
          <table:table-cell table:style-name="ce58" office:value-type="string" calcext:value-type="string">
            <text:p>202112310010000100000000000000087356 <text:s text:c="15"/>8000000000030500008454VISA RIO <text:s text:c="21"/>000000001402123000000000840393000000000000000000000000000000000000000000000000000000000000000000000013590000000000000000PES00010000001000000000009513000000000000000000000000000 <text:s text:c="29"/>000000000000000</text:p>
          </table:table-cell>
          <table:table-cell/>
          <table:table-cell table:style-name="ce62"/>
          <table:table-cell table:number-columns-repeated="1021"/>
        </table:table-row>
        <table:table-row table:style-name="ro1" table:number-rows-repeated="31">
          <table:table-cell table:style-name="ce58"/>
          <table:table-cell table:number-columns-repeated="1023"/>
        </table:table-row>
        <table:table-row table:style-name="ro1" table:number-rows-repeated="73">
          <table:table-cell table:style-name="ce59"/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ras-Ali" table:style-name="ta1">
        <table:table-column table:style-name="co7" table:default-cell-style-name="ce67"/>
        <table:table-column table:style-name="co8" table:default-cell-style-name="ce60"/>
        <table:table-column table:style-name="co5" table:number-columns-repeated="1022" table:default-cell-style-name="ce60"/>
        <table:table-row table:style-name="ro1">
          <table:table-cell table:style-name="ce63" office:value-type="string" calcext:value-type="string">
            <text:p>Libro IVA Compras (alícuotas)</text:p>
          </table:table-cell>
          <table:table-cell table:style-name="ce68" office:value-type="string" calcext:value-type="string">
            <text:p>Quitar 0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003020190000000000000003166580000000000305466899790000000010942430005000000000229791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001020190000000000000043409180000000000305466899790000001146701620005000000024080734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001000010000000000000008839680000000000305000084540000000000868330005000000000018235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001000010000000000000008735680000000000305000084540000000004530000005000000000095130</text:p>
          </table:table-cell>
          <table:table-cell table:number-columns-repeated="1023"/>
        </table:table-row>
        <table:table-row table:style-name="ro1" table:number-rows-repeated="65">
          <table:table-cell table:style-name="ce64"/>
          <table:table-cell table:number-columns-repeated="1023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1020"/>
        </table:table-row>
        <table:table-row table:style-name="ro1" table:number-rows-repeated="54">
          <table:table-cell table:style-name="ce64"/>
          <table:table-cell table:number-columns-repeated="1023"/>
        </table:table-row>
        <table:table-row table:style-name="ro1">
          <table:table-cell table:style-name="ce64"/>
          <table:table-cell table:number-columns-repeated="2"/>
          <table:table-cell table:style-name="ce64"/>
          <table:table-cell table:number-columns-repeated="1020"/>
        </table:table-row>
        <table:table-row table:style-name="ro1" table:number-rows-repeated="27">
          <table:table-cell table:style-name="ce64"/>
          <table:table-cell table:number-columns-repeated="1023"/>
        </table:table-row>
        <table:table-row table:style-name="ro1" table:number-rows-repeated="73">
          <table:table-cell table:style-name="ce65"/>
          <table:table-cell table:number-columns-repeated="1023"/>
        </table:table-row>
        <table:table-row table:style-name="ro1" table:number-rows-repeated="4">
          <table:table-cell table:style-name="ce66"/>
          <table:table-cell table:number-columns-repeated="1023"/>
        </table:table-row>
        <table:table-row table:style-name="ro1">
          <table:table-cell table:style-name="ce65"/>
          <table:table-cell table:number-columns-repeated="1023"/>
        </table:table-row>
        <table:table-row table:style-name="ro1" table:number-rows-repeated="9">
          <table:table-cell table:style-name="ce66"/>
          <table:table-cell table:number-columns-repeated="1023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" table:style-name="ta2" table:print-ranges="CF_Compras.A1:CF_Compras.I5">
        <table:table-column table:style-name="co9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9" table:visibility="collapse" table:default-cell-style-name="ce74"/>
        <table:table-column table:style-name="co13" table:visibility="collapse" table:default-cell-style-name="ce74"/>
        <table:table-column table:style-name="co12" table:default-cell-style-name="ce74"/>
        <table:table-column table:style-name="co14" table:default-cell-style-name="ce74"/>
        <table:table-column table:style-name="co15" table:default-cell-style-name="ce77"/>
        <table:table-column table:style-name="co16" table:default-cell-style-name="ce77"/>
        <table:table-column table:style-name="co17" table:default-cell-style-name="ce77"/>
        <table:table-column table:style-name="co2" table:default-cell-style-name="ce77"/>
        <table:table-column table:style-name="co16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visibility="collapse" table:default-cell-style-name="ce77"/>
        <table:table-column table:style-name="co21" table:visibility="collapse" table:default-cell-style-name="ce74"/>
        <table:table-column table:style-name="co22" table:visibility="collapse" table:default-cell-style-name="ce74"/>
        <table:table-column table:style-name="co23" table:visibility="collapse" table:default-cell-style-name="ce74"/>
        <table:table-column table:style-name="co24" table:visibility="collapse" table:default-cell-style-name="ce74"/>
        <table:table-column table:style-name="co25" table:visibility="collapse" table:default-cell-style-name="ce74"/>
        <table:table-column table:style-name="co26" table:visibility="collapse" table:default-cell-style-name="ce74"/>
        <table:table-column table:style-name="co27" table:visibility="collapse" table:default-cell-style-name="ce74"/>
        <table:table-column table:style-name="co28" table:visibility="collapse" table:number-columns-repeated="2" table:default-cell-style-name="ce74"/>
        <table:table-column table:style-name="co5" table:default-cell-style-name="ce74"/>
        <table:table-column table:style-name="co29" table:default-cell-style-name="ce81"/>
        <table:table-column table:style-name="co5" table:number-columns-repeated="997" table:default-cell-style-name="ce74"/>
        <table:table-row table:style-name="ro1">
          <table:table-cell table:style-name="ce69" office:value-type="string" calcext:value-type="string">
            <text:p>Fecha</text:p>
          </table:table-cell>
          <table:table-cell table:style-name="ce69" office:value-type="string" calcext:value-type="string">
            <text:p>TC</text:p>
          </table:table-cell>
          <table:table-cell table:style-name="ce69" office:value-type="string" calcext:value-type="string">
            <text:p>PV</text:p>
          </table:table-cell>
          <table:table-cell table:style-name="ce69" office:value-type="string" calcext:value-type="string">
            <text:p>Numero</text:p>
          </table:table-cell>
          <table:table-cell table:style-name="ce69" office:value-type="string" calcext:value-type="string">
            <text:p>DI</text:p>
          </table:table-cell>
          <table:table-cell table:style-name="ce69" office:value-type="string" calcext:value-type="string">
            <text:p>Doc</text:p>
          </table:table-cell>
          <table:table-cell table:style-name="ce69" office:value-type="string" calcext:value-type="string">
            <text:p>CUIT</text:p>
          </table:table-cell>
          <table:table-cell table:style-name="ce69" office:value-type="string" calcext:value-type="string">
            <text:p>Nombre</text:p>
          </table:table-cell>
          <table:table-cell table:style-name="ce75" office:value-type="string" calcext:value-type="string">
            <text:p>Total</text:p>
          </table:table-cell>
          <table:table-cell table:style-name="ce75" office:value-type="string" calcext:value-type="string">
            <text:p>NoGrab</text:p>
          </table:table-cell>
          <table:table-cell table:style-name="ce75" office:value-type="string" calcext:value-type="string">
            <text:p>Exento</text:p>
          </table:table-cell>
          <table:table-cell table:style-name="ce75" office:value-type="string" calcext:value-type="string">
            <text:p>IVA</text:p>
          </table:table-cell>
          <table:table-cell table:style-name="ce75" office:value-type="string" calcext:value-type="string">
            <text:p>ImpNac</text:p>
          </table:table-cell>
          <table:table-cell table:style-name="ce75" office:value-type="string" calcext:value-type="string">
            <text:p>P IIBB</text:p>
          </table:table-cell>
          <table:table-cell table:style-name="ce75" office:value-type="string" calcext:value-type="string">
            <text:p>ImpMun</text:p>
          </table:table-cell>
          <table:table-cell table:style-name="ce75" office:value-type="string" calcext:value-type="string">
            <text:p>II</text:p>
          </table:table-cell>
          <table:table-cell table:style-name="ce69" office:value-type="string" calcext:value-type="string">
            <text:p>Mon</text:p>
          </table:table-cell>
          <table:table-cell table:style-name="ce69" office:value-type="string" calcext:value-type="string">
            <text:p>Cambio</text:p>
          </table:table-cell>
          <table:table-cell table:style-name="ce69" office:value-type="string" calcext:value-type="string">
            <text:p>Ali</text:p>
          </table:table-cell>
          <table:table-cell table:style-name="ce69" office:value-type="string" calcext:value-type="string">
            <text:p>Ope</text:p>
          </table:table-cell>
          <table:table-cell table:style-name="ce69" office:value-type="string" calcext:value-type="string">
            <text:p>Cfiscal</text:p>
          </table:table-cell>
          <table:table-cell table:style-name="ce69" office:value-type="string" calcext:value-type="string">
            <text:p>Otro</text:p>
          </table:table-cell>
          <table:table-cell table:style-name="ce69" office:value-type="string" calcext:value-type="string">
            <text:p>Cemi</text:p>
          </table:table-cell>
          <table:table-cell table:style-name="ce69" office:value-type="string" calcext:value-type="string">
            <text:p>Emisor</text:p>
          </table:table-cell>
          <table:table-cell table:style-name="ce69" office:value-type="string" calcext:value-type="string">
            <text:p>IVAC</text:p>
          </table:table-cell>
          <table:table-cell table:style-name="ce78"/>
          <table:table-cell table:style-name="ce79" office:value-type="string" calcext:value-type="string">
            <text:p>Compras</text:p>
          </table:table-cell>
          <table:table-cell table:style-name="ce78" table:number-columns-repeated="995"/>
          <table:table-cell table:number-columns-repeated="2"/>
        </table:table-row>
        <table:table-row table:style-name="ro1">
          <table:table-cell table:style-name="ce70" table:formula="of:=MID([$Compras.$A2];[$Tablas.$E$3];[$Tablas.$G$3])" office:value-type="string" office:string-value="20211201" calcext:value-type="string">
            <text:p>20211201</text:p>
          </table:table-cell>
          <table:table-cell table:style-name="ce70" table:formula="of:=MID([$Compras.$A2];[$Tablas.$E$4];[$Tablas.$G$4])" office:value-type="string" office:string-value="003" calcext:value-type="string">
            <text:p>003</text:p>
          </table:table-cell>
          <table:table-cell table:style-name="ce70" table:formula="of:=MID([$Compras.$A2];[$Tablas.$E$5];[$Tablas.$G$5])" office:value-type="string" office:string-value="02019" calcext:value-type="string">
            <text:p>02019</text:p>
          </table:table-cell>
          <table:table-cell table:style-name="ce70" table:formula="of:=TEXT(RIGHT(VALUE(MID([$Compras.$A2];[$Tablas.$E$6];[$Tablas.$G$6]));8);REPT(&quot;0&quot;;20))" office:value-type="string" office:string-value="00000000000000031665" calcext:value-type="string">
            <text:p>00000000000000031665</text:p>
          </table:table-cell>
          <table:table-cell table:style-name="ce70" table:formula="of:=MID([$Compras.$A2];[$Tablas.$E$7];[$Tablas.$G$7])" office:value-type="string" office:string-value="                " calcext:value-type="string">
            <text:p><text:s text:c="16"/></text:p>
          </table:table-cell>
          <table:table-cell table:style-name="ce70" table:formula="of:=MID([$Compras.$A2];[$Tablas.$E$8];[$Tablas.$G$8])" office:value-type="string" office:string-value="80" calcext:value-type="string">
            <text:p>80</text:p>
          </table:table-cell>
          <table:table-cell table:style-name="ce70" table:formula="of:=MID([$Compras.$A2];[$Tablas.$E$9];[$Tablas.$G$9])" office:value-type="string" office:string-value="00000000030546689979" calcext:value-type="string">
            <text:p>00000000030546689979</text:p>
          </table:table-cell>
          <table:table-cell table:style-name="ce70" table:formula="of:=MID([$Compras.$A2];[$Tablas.$E$10];[$Tablas.$G$10])" office:value-type="string" office:string-value="YPF LUBRICANTES               " calcext:value-type="string">
            <text:p>YPF LUBRICANTES <text:s text:c="14"/></text:p>
          </table:table-cell>
          <table:table-cell table:style-name="ce76" table:formula="of:==IF([$Compras.$A2]&lt;&gt;&quot;&quot;;VALUE(MID([$Compras.$A2];[$Tablas.$E$11];[$Tablas.$G$11]))/100;0)*IF(OR(VALUE([.B2])=3;VALUE([.B2])=8;VALUE([.B2])=13);-1;1)" office:value-type="float" office:value="-13705.39" calcext:value-type="float">
            <text:p>-13.705,39</text:p>
          </table:table-cell>
          <table:table-cell table:style-name="ce76" table:formula="of:=IF([$Compras.$A2]&lt;&gt;&quot;&quot;;VALUE(MID([$Compras.$A2];[$Tablas.$E$12];[$Tablas.$G$12]))/100;0)*IF(OR(VALUE([.B2])=3;VALUE([.B2])=8;VALUE([.B2])=13);-1;1)" office:value-type="float" office:value="-0" calcext:value-type="float">
            <text:p>0,00</text:p>
          </table:table-cell>
          <table:table-cell table:style-name="ce76" table:formula="of:=IF([$Compras.$A2]&lt;&gt;&quot;&quot;;VALUE(MID([$Compras.$A2];[$Tablas.$E$13];[$Tablas.$G$13]))/100;0)*IF(OR(VALUE([.B2])=3;VALUE([.B2])=8;VALUE([.B2])=13);-1;1)" office:value-type="float" office:value="-0" calcext:value-type="float">
            <text:p>0,00</text:p>
          </table:table-cell>
          <table:table-cell table:style-name="ce76" table:formula="of:=IF([$Compras.$A2]&lt;&gt;&quot;&quot;;VALUE(MID([$Compras.$A2];[$Tablas.$E$14];[$Tablas.$G$14]))/100;0)*IF(OR(VALUE([.B2])=3;VALUE([.B2])=8;VALUE([.B2])=13);-1;1)" office:value-type="float" office:value="-0" calcext:value-type="float">
            <text:p>0,00</text:p>
          </table:table-cell>
          <table:table-cell table:style-name="ce76" table:formula="of:=IF([$Compras.$A2]&lt;&gt;&quot;&quot;;VALUE(MID([$Compras.$A2];[$Tablas.$E$15];[$Tablas.$G$15]))/100;0)*IF(OR(VALUE([.B2])=3;VALUE([.B2])=8;VALUE([.B2])=13);-1;1)" office:value-type="float" office:value="-0" calcext:value-type="float">
            <text:p>0,00</text:p>
          </table:table-cell>
          <table:table-cell table:style-name="ce76" table:formula="of:=IF([$Compras.$A2]&lt;&gt;&quot;&quot;;VALUE(MID([$Compras.$A2];[$Tablas.$E$16];[$Tablas.$G$16]))/100;0)*IF(OR(VALUE([.B2])=3;VALUE([.B2])=8;VALUE([.B2])=13);-1;1)" office:value-type="float" office:value="-136.78" calcext:value-type="float">
            <text:p>-136,78</text:p>
          </table:table-cell>
          <table:table-cell table:style-name="ce76" table:formula="of:=IF([$Compras.$A2]&lt;&gt;&quot;&quot;;VALUE(MID([$Compras.$A2];[$Tablas.$E$17];[$Tablas.$G$17]))/100;0)*IF(OR(VALUE([.B2])=3;VALUE([.B2])=8;VALUE([.B2])=13);-1;1)" office:value-type="float" office:value="-328.27" calcext:value-type="float">
            <text:p>-328,27</text:p>
          </table:table-cell>
          <table:table-cell table:style-name="ce76" table:formula="of:=IF([$Compras.$A2]&lt;&gt;&quot;&quot;;VALUE(MID([$Compras.$A2];[$Tablas.$E$18];[$Tablas.$G$18]))/100;0)*IF(OR(VALUE([.B2])=3;VALUE([.B2])=8;VALUE([.B2])=13);-1;1)" office:value-type="float" office:value="-0" calcext:value-type="float">
            <text:p>0,00</text:p>
          </table:table-cell>
          <table:table-cell table:style-name="ce70" table:formula="of:=MID([$Compras.$A2];[$Tablas.$E$19];[$Tablas.$G$19])" office:value-type="string" office:string-value="PES" calcext:value-type="string">
            <text:p>PES</text:p>
          </table:table-cell>
          <table:table-cell table:style-name="ce70" table:formula="of:=MID([$Compras.$A2];[$Tablas.$E$20];[$Tablas.$G$20])" office:value-type="string" office:string-value="0001000000" calcext:value-type="string">
            <text:p>0001000000</text:p>
          </table:table-cell>
          <table:table-cell table:style-name="ce70" table:formula="of:=MID([$Compras.$A2];[$Tablas.$E$21];[$Tablas.$G$21])" office:value-type="string" office:string-value="1" calcext:value-type="string">
            <text:p>1</text:p>
          </table:table-cell>
          <table:table-cell table:style-name="ce70" table:formula="of:=MID([$Compras.$A2];[$Tablas.$E$22];[$Tablas.$G$22])" office:value-type="string" office:string-value="0" calcext:value-type="string">
            <text:p>0</text:p>
          </table:table-cell>
          <table:table-cell table:style-name="ce76" table:formula="of:==IF([$Compras.$A2]&lt;&gt;&quot;&quot;;VALUE(MID([$Compras.$A2];[$Tablas.$E$23];[$Tablas.$G$23]))/100;0)*IF(OR(VALUE([.B2])=3;VALUE([.B2])=8;VALUE([.B2])=13);-1;1)" office:value-type="float" office:value="-2297.91" calcext:value-type="float">
            <text:p>-2.297,91</text:p>
          </table:table-cell>
          <table:table-cell table:style-name="ce76" table:formula="of:==IF([$Compras.$A2]&lt;&gt;&quot;&quot;;VALUE(MID([$Compras.$A2];[$Tablas.$E$24];[$Tablas.$G$24]))/100;0)*IF(OR(VALUE([.B2])=3;VALUE([.B2])=8;VALUE([.B2])=13);-1;1)" office:value-type="float" office:value="-0" calcext:value-type="float">
            <text:p>0,00</text:p>
          </table:table-cell>
          <table:table-cell table:style-name="ce70" table:formula="of:=MID([$Compras.$A2];[$Tablas.$E$25];[$Tablas.$G$25])" office:value-type="string" office:string-value="00000000000" calcext:value-type="string">
            <text:p>00000000000</text:p>
          </table:table-cell>
          <table:table-cell table:style-name="ce70" table:formula="of:=MID([$Compras.$A2];[$Tablas.$E$26];[$Tablas.$G$26])" office:value-type="string" office:string-value="                              " calcext:value-type="string">
            <text:p><text:s text:c="30"/></text:p>
          </table:table-cell>
          <table:table-cell table:style-name="ce70" table:formula="of:=MID([$Compras.$A2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80" table:formula="of:=IF(VALUE([.I2])=0;&quot;&quot;;CONCATENATE([.A2];[.B2];[.C2];[.D2];[.E2];[.F2];[.G2];[.H2];[.I2];[.J2];REPT(&quot;0&quot;;15);[.N2];REPT(&quot;0&quot;;15);[.M2];REPT(&quot;0&quot;;15);REPT(&quot;0&quot;;15);[.Q2];[.R2];[.S2];[.T2];[.U2];[.V2];[.W2];[.X2];[.Y2]))" office:value-type="string" office:string-value="202112010030201900000000000000031665                8000000000030546689979YPF LUBRICANTES               -13705,390000000000000000-136,780000000000000000000000000000000000000000000000PES000100000010-2297,91000000000000                              000000000000000" calcext:value-type="string">
            <text:p>202112010030201900000000000000031665 <text:s text:c="15"/>8000000000030546689979YPF LUBRICANTES <text:s text:c="14"/>-13705,390000000000000000-136,780000000000000000000000000000000000000000000000PES000100000010-2297,91000000000000 <text:s text:c="29"/>000000000000000</text:p>
          </table:table-cell>
          <table:table-cell table:number-columns-repeated="997"/>
        </table:table-row>
        <table:table-row table:style-name="ro1">
          <table:table-cell table:style-name="ce70" table:formula="of:=MID([$Compras.$A3];[$Tablas.$E$3];[$Tablas.$G$3])" office:value-type="string" office:string-value="20211201" calcext:value-type="string">
            <text:p>20211201</text:p>
          </table:table-cell>
          <table:table-cell table:style-name="ce70" table:formula="of:=MID([$Compras.$A3];[$Tablas.$E$4];[$Tablas.$G$4])" office:value-type="string" office:string-value="001" calcext:value-type="string">
            <text:p>001</text:p>
          </table:table-cell>
          <table:table-cell table:style-name="ce70" table:formula="of:=MID([$Compras.$A3];[$Tablas.$E$5];[$Tablas.$G$5])" office:value-type="string" office:string-value="02019" calcext:value-type="string">
            <text:p>02019</text:p>
          </table:table-cell>
          <table:table-cell table:style-name="ce70" table:formula="of:=TEXT(RIGHT(VALUE(MID([$Compras.$A3];[$Tablas.$E$6];[$Tablas.$G$6]));8);REPT(&quot;0&quot;;20))" office:value-type="string" office:string-value="00000000000000434091" calcext:value-type="string">
            <text:p>00000000000000434091</text:p>
          </table:table-cell>
          <table:table-cell table:style-name="ce70" table:formula="of:=MID([$Compras.$A3];[$Tablas.$E$7];[$Tablas.$G$7])" office:value-type="string" office:string-value="                " calcext:value-type="string">
            <text:p><text:s text:c="16"/></text:p>
          </table:table-cell>
          <table:table-cell table:style-name="ce70" table:formula="of:=MID([$Compras.$A3];[$Tablas.$E$8];[$Tablas.$G$8])" office:value-type="string" office:string-value="80" calcext:value-type="string">
            <text:p>80</text:p>
          </table:table-cell>
          <table:table-cell table:style-name="ce70" table:formula="of:=MID([$Compras.$A3];[$Tablas.$E$9];[$Tablas.$G$9])" office:value-type="string" office:string-value="00000000030546689979" calcext:value-type="string">
            <text:p>00000000030546689979</text:p>
          </table:table-cell>
          <table:table-cell table:style-name="ce70" table:formula="of:=MID([$Compras.$A3];[$Tablas.$E$10];[$Tablas.$G$10])" office:value-type="string" office:string-value="YPF DERIVADOS                 " calcext:value-type="string">
            <text:p>YPF DERIVADOS <text:s text:c="16"/></text:p>
          </table:table-cell>
          <table:table-cell table:style-name="ce76" table:formula="of:==IF([$Compras.$A3]&lt;&gt;&quot;&quot;;VALUE(MID([$Compras.$A3];[$Tablas.$E$11];[$Tablas.$G$11]))/100;0)*IF(OR(VALUE([.B3])=3;VALUE([.B3])=8;VALUE([.B3])=13);-1;1)" office:value-type="float" office:value="1421910.03" calcext:value-type="float">
            <text:p>1.421.910,03</text:p>
          </table:table-cell>
          <table:table-cell table:style-name="ce76" table:formula="of:=IF([$Compras.$A3]&lt;&gt;&quot;&quot;;VALUE(MID([$Compras.$A3];[$Tablas.$E$12];[$Tablas.$G$12]))/100;0)*IF(OR(VALUE([.B3])=3;VALUE([.B3])=8;VALUE([.B3])=13);-1;1)" office:value-type="float" office:value="0" calcext:value-type="float">
            <text:p>0,00</text:p>
          </table:table-cell>
          <table:table-cell table:style-name="ce76" table:formula="of:=IF([$Compras.$A3]&lt;&gt;&quot;&quot;;VALUE(MID([$Compras.$A3];[$Tablas.$E$13];[$Tablas.$G$13]))/100;0)*IF(OR(VALUE([.B3])=3;VALUE([.B3])=8;VALUE([.B3])=13);-1;1)" office:value-type="float" office:value="0" calcext:value-type="float">
            <text:p>0,00</text:p>
          </table:table-cell>
          <table:table-cell table:style-name="ce76" table:formula="of:=IF([$Compras.$A3]&lt;&gt;&quot;&quot;;VALUE(MID([$Compras.$A3];[$Tablas.$E$14];[$Tablas.$G$14]))/100;0)*IF(OR(VALUE([.B3])=3;VALUE([.B3])=8;VALUE([.B3])=13);-1;1)" office:value-type="float" office:value="0" calcext:value-type="float">
            <text:p>0,00</text:p>
          </table:table-cell>
          <table:table-cell table:style-name="ce76" table:formula="of:=IF([$Compras.$A3]&lt;&gt;&quot;&quot;;VALUE(MID([$Compras.$A3];[$Tablas.$E$15];[$Tablas.$G$15]))/100;0)*IF(OR(VALUE([.B3])=3;VALUE([.B3])=8;VALUE([.B3])=13);-1;1)" office:value-type="float" office:value="0" calcext:value-type="float">
            <text:p>0,00</text:p>
          </table:table-cell>
          <table:table-cell table:style-name="ce76" table:formula="of:=IF([$Compras.$A3]&lt;&gt;&quot;&quot;;VALUE(MID([$Compras.$A3];[$Tablas.$E$16];[$Tablas.$G$16]))/100;0)*IF(OR(VALUE([.B3])=3;VALUE([.B3])=8;VALUE([.B3])=13);-1;1)" office:value-type="float" office:value="0" calcext:value-type="float">
            <text:p>0,00</text:p>
          </table:table-cell>
          <table:table-cell table:style-name="ce76" table:formula="of:=IF([$Compras.$A3]&lt;&gt;&quot;&quot;;VALUE(MID([$Compras.$A3];[$Tablas.$E$17];[$Tablas.$G$17]))/100;0)*IF(OR(VALUE([.B3])=3;VALUE([.B3])=8;VALUE([.B3])=13);-1;1)" office:value-type="float" office:value="34401.05" calcext:value-type="float">
            <text:p>34.401,05</text:p>
          </table:table-cell>
          <table:table-cell table:style-name="ce76" table:formula="of:=IF([$Compras.$A3]&lt;&gt;&quot;&quot;;VALUE(MID([$Compras.$A3];[$Tablas.$E$18];[$Tablas.$G$18]))/100;0)*IF(OR(VALUE([.B3])=3;VALUE([.B3])=8;VALUE([.B3])=13);-1;1)" office:value-type="float" office:value="0" calcext:value-type="float">
            <text:p>0,00</text:p>
          </table:table-cell>
          <table:table-cell table:style-name="ce70" table:formula="of:=MID([$Compras.$A3];[$Tablas.$E$19];[$Tablas.$G$19])" office:value-type="string" office:string-value="PES" calcext:value-type="string">
            <text:p>PES</text:p>
          </table:table-cell>
          <table:table-cell table:style-name="ce70" table:formula="of:=MID([$Compras.$A3];[$Tablas.$E$20];[$Tablas.$G$20])" office:value-type="string" office:string-value="0001000000" calcext:value-type="string">
            <text:p>0001000000</text:p>
          </table:table-cell>
          <table:table-cell table:style-name="ce70" table:formula="of:=MID([$Compras.$A3];[$Tablas.$E$21];[$Tablas.$G$21])" office:value-type="string" office:string-value="1" calcext:value-type="string">
            <text:p>1</text:p>
          </table:table-cell>
          <table:table-cell table:style-name="ce70" table:formula="of:=MID([$Compras.$A3];[$Tablas.$E$22];[$Tablas.$G$22])" office:value-type="string" office:string-value="0" calcext:value-type="string">
            <text:p>0</text:p>
          </table:table-cell>
          <table:table-cell table:style-name="ce76" table:formula="of:==IF([$Compras.$A3]&lt;&gt;&quot;&quot;;VALUE(MID([$Compras.$A3];[$Tablas.$E$23];[$Tablas.$G$23]))/100;0)*IF(OR(VALUE([.B3])=3;VALUE([.B3])=8;VALUE([.B3])=13);-1;1)" office:value-type="float" office:value="240807.34" calcext:value-type="float">
            <text:p>240.807,34</text:p>
          </table:table-cell>
          <table:table-cell table:style-name="ce76" table:formula="of:==IF([$Compras.$A3]&lt;&gt;&quot;&quot;;VALUE(MID([$Compras.$A3];[$Tablas.$E$24];[$Tablas.$G$24]))/100;0)*IF(OR(VALUE([.B3])=3;VALUE([.B3])=8;VALUE([.B3])=13);-1;1)" office:value-type="float" office:value="0" calcext:value-type="float">
            <text:p>0,00</text:p>
          </table:table-cell>
          <table:table-cell table:style-name="ce70" table:formula="of:=MID([$Compras.$A3];[$Tablas.$E$25];[$Tablas.$G$25])" office:value-type="string" office:string-value="00000000000" calcext:value-type="string">
            <text:p>00000000000</text:p>
          </table:table-cell>
          <table:table-cell table:style-name="ce70" table:formula="of:=MID([$Compras.$A3];[$Tablas.$E$26];[$Tablas.$G$26])" office:value-type="string" office:string-value="                              " calcext:value-type="string">
            <text:p><text:s text:c="30"/></text:p>
          </table:table-cell>
          <table:table-cell table:style-name="ce70" table:formula="of:=MID([$Compras.$A3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80" table:formula="of:=IF(VALUE([.I3])=0;&quot;&quot;;CONCATENATE([.A3];[.B3];[.C3];[.D3];[.E3];[.F3];[.G3];[.H3];[.I3];[.J3];REPT(&quot;0&quot;;15);[.N3];REPT(&quot;0&quot;;15);[.M3];REPT(&quot;0&quot;;15);REPT(&quot;0&quot;;15);[.Q3];[.R3];[.S3];[.T3];[.U3];[.V3];[.W3];[.X3];[.Y3]))" office:value-type="string" office:string-value="202112010010201900000000000000434091                8000000000030546689979YPF DERIVADOS                 1421910,03000000000000000000000000000000000000000000000000000000000000000PES000100000010240807,34000000000000                              000000000000000" calcext:value-type="string">
            <text:p>202112010010201900000000000000434091 <text:s text:c="15"/>8000000000030546689979YPF DERIVADOS <text:s text:c="16"/>1421910,03000000000000000000000000000000000000000000000000000000000000000PES000100000010240807,34000000000000 <text:s text:c="29"/>000000000000000</text:p>
          </table:table-cell>
          <table:table-cell table:number-columns-repeated="997"/>
        </table:table-row>
        <table:table-row table:style-name="ro1">
          <table:table-cell table:style-name="ce70" table:formula="of:=MID([$Compras.$A4];[$Tablas.$E$3];[$Tablas.$G$3])" office:value-type="string" office:string-value="20211203" calcext:value-type="string">
            <text:p>20211203</text:p>
          </table:table-cell>
          <table:table-cell table:style-name="ce70" table:formula="of:=MID([$Compras.$A4];[$Tablas.$E$4];[$Tablas.$G$4])" office:value-type="string" office:string-value="001" calcext:value-type="string">
            <text:p>001</text:p>
          </table:table-cell>
          <table:table-cell table:style-name="ce70" table:formula="of:=MID([$Compras.$A4];[$Tablas.$E$5];[$Tablas.$G$5])" office:value-type="string" office:string-value="00001" calcext:value-type="string">
            <text:p>00001</text:p>
          </table:table-cell>
          <table:table-cell table:style-name="ce70" table:formula="of:=TEXT(RIGHT(VALUE(MID([$Compras.$A4];[$Tablas.$E$6];[$Tablas.$G$6]));8);REPT(&quot;0&quot;;20))" office:value-type="string" office:string-value="00000000000000088396" calcext:value-type="string">
            <text:p>00000000000000088396</text:p>
          </table:table-cell>
          <table:table-cell table:style-name="ce70" table:formula="of:=MID([$Compras.$A4];[$Tablas.$E$7];[$Tablas.$G$7])" office:value-type="string" office:string-value="                " calcext:value-type="string">
            <text:p><text:s text:c="16"/></text:p>
          </table:table-cell>
          <table:table-cell table:style-name="ce70" table:formula="of:=MID([$Compras.$A4];[$Tablas.$E$8];[$Tablas.$G$8])" office:value-type="string" office:string-value="80" calcext:value-type="string">
            <text:p>80</text:p>
          </table:table-cell>
          <table:table-cell table:style-name="ce70" table:formula="of:=MID([$Compras.$A4];[$Tablas.$E$9];[$Tablas.$G$9])" office:value-type="string" office:string-value="00000000030500008454" calcext:value-type="string">
            <text:p>00000000030500008454</text:p>
          </table:table-cell>
          <table:table-cell table:style-name="ce70" table:formula="of:=MID([$Compras.$A4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76" table:formula="of:==IF([$Compras.$A4]&lt;&gt;&quot;&quot;;VALUE(MID([$Compras.$A4];[$Tablas.$E$11];[$Tablas.$G$11]))/100;0)*IF(OR(VALUE([.B4])=3;VALUE([.B4])=8;VALUE([.B4])=13);-1;1)" office:value-type="float" office:value="3921.48" calcext:value-type="float">
            <text:p>3.921,48</text:p>
          </table:table-cell>
          <table:table-cell table:style-name="ce76" table:formula="of:=IF([$Compras.$A4]&lt;&gt;&quot;&quot;;VALUE(MID([$Compras.$A4];[$Tablas.$E$12];[$Tablas.$G$12]))/100;0)*IF(OR(VALUE([.B4])=3;VALUE([.B4])=8;VALUE([.B4])=13);-1;1)" office:value-type="float" office:value="2870.8" calcext:value-type="float">
            <text:p>2.870,80</text:p>
          </table:table-cell>
          <table:table-cell table:style-name="ce76" table:formula="of:=IF([$Compras.$A4]&lt;&gt;&quot;&quot;;VALUE(MID([$Compras.$A4];[$Tablas.$E$13];[$Tablas.$G$13]))/100;0)*IF(OR(VALUE([.B4])=3;VALUE([.B4])=8;VALUE([.B4])=13);-1;1)" office:value-type="float" office:value="0" calcext:value-type="float">
            <text:p>0,00</text:p>
          </table:table-cell>
          <table:table-cell table:style-name="ce76" table:formula="of:=IF([$Compras.$A4]&lt;&gt;&quot;&quot;;VALUE(MID([$Compras.$A4];[$Tablas.$E$14];[$Tablas.$G$14]))/100;0)*IF(OR(VALUE([.B4])=3;VALUE([.B4])=8;VALUE([.B4])=13);-1;1)" office:value-type="float" office:value="0" calcext:value-type="float">
            <text:p>0,00</text:p>
          </table:table-cell>
          <table:table-cell table:style-name="ce76" table:formula="of:=IF([$Compras.$A4]&lt;&gt;&quot;&quot;;VALUE(MID([$Compras.$A4];[$Tablas.$E$15];[$Tablas.$G$15]))/100;0)*IF(OR(VALUE([.B4])=3;VALUE([.B4])=8;VALUE([.B4])=13);-1;1)" office:value-type="float" office:value="0" calcext:value-type="float">
            <text:p>0,00</text:p>
          </table:table-cell>
          <table:table-cell table:style-name="ce76" table:formula="of:=IF([$Compras.$A4]&lt;&gt;&quot;&quot;;VALUE(MID([$Compras.$A4];[$Tablas.$E$16];[$Tablas.$G$16]))/100;0)*IF(OR(VALUE([.B4])=3;VALUE([.B4])=8;VALUE([.B4])=13);-1;1)" office:value-type="float" office:value="0" calcext:value-type="float">
            <text:p>0,00</text:p>
          </table:table-cell>
          <table:table-cell table:style-name="ce76" table:formula="of:=IF([$Compras.$A4]&lt;&gt;&quot;&quot;;VALUE(MID([$Compras.$A4];[$Tablas.$E$17];[$Tablas.$G$17]))/100;0)*IF(OR(VALUE([.B4])=3;VALUE([.B4])=8;VALUE([.B4])=13);-1;1)" office:value-type="float" office:value="0" calcext:value-type="float">
            <text:p>0,00</text:p>
          </table:table-cell>
          <table:table-cell table:style-name="ce76" table:formula="of:=IF([$Compras.$A4]&lt;&gt;&quot;&quot;;VALUE(MID([$Compras.$A4];[$Tablas.$E$18];[$Tablas.$G$18]))/100;0)*IF(OR(VALUE([.B4])=3;VALUE([.B4])=8;VALUE([.B4])=13);-1;1)" office:value-type="float" office:value="0" calcext:value-type="float">
            <text:p>0,00</text:p>
          </table:table-cell>
          <table:table-cell table:style-name="ce70" table:formula="of:=MID([$Compras.$A4];[$Tablas.$E$19];[$Tablas.$G$19])" office:value-type="string" office:string-value="PES" calcext:value-type="string">
            <text:p>PES</text:p>
          </table:table-cell>
          <table:table-cell table:style-name="ce70" table:formula="of:=MID([$Compras.$A4];[$Tablas.$E$20];[$Tablas.$G$20])" office:value-type="string" office:string-value="0001000000" calcext:value-type="string">
            <text:p>0001000000</text:p>
          </table:table-cell>
          <table:table-cell table:style-name="ce70" table:formula="of:=MID([$Compras.$A4];[$Tablas.$E$21];[$Tablas.$G$21])" office:value-type="string" office:string-value="1" calcext:value-type="string">
            <text:p>1</text:p>
          </table:table-cell>
          <table:table-cell table:style-name="ce70" table:formula="of:=MID([$Compras.$A4];[$Tablas.$E$22];[$Tablas.$G$22])" office:value-type="string" office:string-value="0" calcext:value-type="string">
            <text:p>0</text:p>
          </table:table-cell>
          <table:table-cell table:style-name="ce76" table:formula="of:==IF([$Compras.$A4]&lt;&gt;&quot;&quot;;VALUE(MID([$Compras.$A4];[$Tablas.$E$23];[$Tablas.$G$23]))/100;0)*IF(OR(VALUE([.B4])=3;VALUE([.B4])=8;VALUE([.B4])=13);-1;1)" office:value-type="float" office:value="182.35" calcext:value-type="float">
            <text:p>182,35</text:p>
          </table:table-cell>
          <table:table-cell table:style-name="ce76" table:formula="of:==IF([$Compras.$A4]&lt;&gt;&quot;&quot;;VALUE(MID([$Compras.$A4];[$Tablas.$E$24];[$Tablas.$G$24]))/100;0)*IF(OR(VALUE([.B4])=3;VALUE([.B4])=8;VALUE([.B4])=13);-1;1)" office:value-type="float" office:value="0" calcext:value-type="float">
            <text:p>0,00</text:p>
          </table:table-cell>
          <table:table-cell table:style-name="ce70" table:formula="of:=MID([$Compras.$A4];[$Tablas.$E$25];[$Tablas.$G$25])" office:value-type="string" office:string-value="00000000000" calcext:value-type="string">
            <text:p>00000000000</text:p>
          </table:table-cell>
          <table:table-cell table:style-name="ce70" table:formula="of:=MID([$Compras.$A4];[$Tablas.$E$26];[$Tablas.$G$26])" office:value-type="string" office:string-value="                              " calcext:value-type="string">
            <text:p><text:s text:c="30"/></text:p>
          </table:table-cell>
          <table:table-cell table:style-name="ce70" table:formula="of:=MID([$Compras.$A4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80" table:formula="of:=IF(VALUE([.I4])=0;&quot;&quot;;CONCATENATE([.A4];[.B4];[.C4];[.D4];[.E4];[.F4];[.G4];[.H4];[.I4];[.J4];REPT(&quot;0&quot;;15);[.N4];REPT(&quot;0&quot;;15);[.M4];REPT(&quot;0&quot;;15);REPT(&quot;0&quot;;15);[.Q4];[.R4];[.S4];[.T4];[.U4];[.V4];[.W4];[.X4];[.Y4]))" office:value-type="string" office:string-value="202112030010000100000000000000088396                8000000000030500008454VISA RIO                      3921,482870,800000000000000000000000000000000000000000000000000000000000000PES000100000010182,35000000000000                              000000000000000" calcext:value-type="string">
            <text:p>202112030010000100000000000000088396 <text:s text:c="15"/>8000000000030500008454VISA RIO <text:s text:c="21"/>3921,482870,800000000000000000000000000000000000000000000000000000000000000PES000100000010182,35000000000000 <text:s text:c="29"/>000000000000000</text:p>
          </table:table-cell>
          <table:table-cell table:number-columns-repeated="997"/>
        </table:table-row>
        <table:table-row table:style-name="ro1">
          <table:table-cell table:style-name="ce70" table:formula="of:=MID([$Compras.$A5];[$Tablas.$E$3];[$Tablas.$G$3])" office:value-type="string" office:string-value="20211231" calcext:value-type="string">
            <text:p>20211231</text:p>
          </table:table-cell>
          <table:table-cell table:style-name="ce70" table:formula="of:=MID([$Compras.$A5];[$Tablas.$E$4];[$Tablas.$G$4])" office:value-type="string" office:string-value="001" calcext:value-type="string">
            <text:p>001</text:p>
          </table:table-cell>
          <table:table-cell table:style-name="ce70" table:formula="of:=MID([$Compras.$A5];[$Tablas.$E$5];[$Tablas.$G$5])" office:value-type="string" office:string-value="00001" calcext:value-type="string">
            <text:p>00001</text:p>
          </table:table-cell>
          <table:table-cell table:style-name="ce70" table:formula="of:=TEXT(RIGHT(VALUE(MID([$Compras.$A5];[$Tablas.$E$6];[$Tablas.$G$6]));8);REPT(&quot;0&quot;;20))" office:value-type="string" office:string-value="00000000000000087356" calcext:value-type="string">
            <text:p>00000000000000087356</text:p>
          </table:table-cell>
          <table:table-cell table:style-name="ce70" table:formula="of:=MID([$Compras.$A5];[$Tablas.$E$7];[$Tablas.$G$7])" office:value-type="string" office:string-value="                " calcext:value-type="string">
            <text:p><text:s text:c="16"/></text:p>
          </table:table-cell>
          <table:table-cell table:style-name="ce70" table:formula="of:=MID([$Compras.$A5];[$Tablas.$E$8];[$Tablas.$G$8])" office:value-type="string" office:string-value="80" calcext:value-type="string">
            <text:p>80</text:p>
          </table:table-cell>
          <table:table-cell table:style-name="ce70" table:formula="of:=MID([$Compras.$A5];[$Tablas.$E$9];[$Tablas.$G$9])" office:value-type="string" office:string-value="00000000030500008454" calcext:value-type="string">
            <text:p>00000000030500008454</text:p>
          </table:table-cell>
          <table:table-cell table:style-name="ce70" table:formula="of:=MID([$Compras.$A5];[$Tablas.$E$10];[$Tablas.$G$10])" office:value-type="string" office:string-value="VISA RIO                      " calcext:value-type="string">
            <text:p>VISA RIO <text:s text:c="21"/></text:p>
          </table:table-cell>
          <table:table-cell table:style-name="ce76" table:formula="of:==IF([$Compras.$A5]&lt;&gt;&quot;&quot;;VALUE(MID([$Compras.$A5];[$Tablas.$E$11];[$Tablas.$G$11]))/100;0)*IF(OR(VALUE([.B5])=3;VALUE([.B5])=8;VALUE([.B5])=13);-1;1)" office:value-type="float" office:value="14021.23" calcext:value-type="float">
            <text:p>14.021,23</text:p>
          </table:table-cell>
          <table:table-cell table:style-name="ce76" table:formula="of:=IF([$Compras.$A5]&lt;&gt;&quot;&quot;;VALUE(MID([$Compras.$A5];[$Tablas.$E$12];[$Tablas.$G$12]))/100;0)*IF(OR(VALUE([.B5])=3;VALUE([.B5])=8;VALUE([.B5])=13);-1;1)" office:value-type="float" office:value="8403.93" calcext:value-type="float">
            <text:p>8.403,93</text:p>
          </table:table-cell>
          <table:table-cell table:style-name="ce76" table:formula="of:=IF([$Compras.$A5]&lt;&gt;&quot;&quot;;VALUE(MID([$Compras.$A5];[$Tablas.$E$13];[$Tablas.$G$13]))/100;0)*IF(OR(VALUE([.B5])=3;VALUE([.B5])=8;VALUE([.B5])=13);-1;1)" office:value-type="float" office:value="0" calcext:value-type="float">
            <text:p>0,00</text:p>
          </table:table-cell>
          <table:table-cell table:style-name="ce76" table:formula="of:=IF([$Compras.$A5]&lt;&gt;&quot;&quot;;VALUE(MID([$Compras.$A5];[$Tablas.$E$14];[$Tablas.$G$14]))/100;0)*IF(OR(VALUE([.B5])=3;VALUE([.B5])=8;VALUE([.B5])=13);-1;1)" office:value-type="float" office:value="0" calcext:value-type="float">
            <text:p>0,00</text:p>
          </table:table-cell>
          <table:table-cell table:style-name="ce76" table:formula="of:=IF([$Compras.$A5]&lt;&gt;&quot;&quot;;VALUE(MID([$Compras.$A5];[$Tablas.$E$15];[$Tablas.$G$15]))/100;0)*IF(OR(VALUE([.B5])=3;VALUE([.B5])=8;VALUE([.B5])=13);-1;1)" office:value-type="float" office:value="0" calcext:value-type="float">
            <text:p>0,00</text:p>
          </table:table-cell>
          <table:table-cell table:style-name="ce76" table:formula="of:=IF([$Compras.$A5]&lt;&gt;&quot;&quot;;VALUE(MID([$Compras.$A5];[$Tablas.$E$16];[$Tablas.$G$16]))/100;0)*IF(OR(VALUE([.B5])=3;VALUE([.B5])=8;VALUE([.B5])=13);-1;1)" office:value-type="float" office:value="0" calcext:value-type="float">
            <text:p>0,00</text:p>
          </table:table-cell>
          <table:table-cell table:style-name="ce76" table:formula="of:=IF([$Compras.$A5]&lt;&gt;&quot;&quot;;VALUE(MID([$Compras.$A5];[$Tablas.$E$17];[$Tablas.$G$17]))/100;0)*IF(OR(VALUE([.B5])=3;VALUE([.B5])=8;VALUE([.B5])=13);-1;1)" office:value-type="float" office:value="135.9" calcext:value-type="float">
            <text:p>135,90</text:p>
          </table:table-cell>
          <table:table-cell table:style-name="ce76" table:formula="of:=IF([$Compras.$A5]&lt;&gt;&quot;&quot;;VALUE(MID([$Compras.$A5];[$Tablas.$E$18];[$Tablas.$G$18]))/100;0)*IF(OR(VALUE([.B5])=3;VALUE([.B5])=8;VALUE([.B5])=13);-1;1)" office:value-type="float" office:value="0" calcext:value-type="float">
            <text:p>0,00</text:p>
          </table:table-cell>
          <table:table-cell table:style-name="ce70" table:formula="of:=MID([$Compras.$A5];[$Tablas.$E$19];[$Tablas.$G$19])" office:value-type="string" office:string-value="PES" calcext:value-type="string">
            <text:p>PES</text:p>
          </table:table-cell>
          <table:table-cell table:style-name="ce70" table:formula="of:=MID([$Compras.$A5];[$Tablas.$E$20];[$Tablas.$G$20])" office:value-type="string" office:string-value="0001000000" calcext:value-type="string">
            <text:p>0001000000</text:p>
          </table:table-cell>
          <table:table-cell table:style-name="ce70" table:formula="of:=MID([$Compras.$A5];[$Tablas.$E$21];[$Tablas.$G$21])" office:value-type="string" office:string-value="1" calcext:value-type="string">
            <text:p>1</text:p>
          </table:table-cell>
          <table:table-cell table:style-name="ce70" table:formula="of:=MID([$Compras.$A5];[$Tablas.$E$22];[$Tablas.$G$22])" office:value-type="string" office:string-value="0" calcext:value-type="string">
            <text:p>0</text:p>
          </table:table-cell>
          <table:table-cell table:style-name="ce76" table:formula="of:==IF([$Compras.$A5]&lt;&gt;&quot;&quot;;VALUE(MID([$Compras.$A5];[$Tablas.$E$23];[$Tablas.$G$23]))/100;0)*IF(OR(VALUE([.B5])=3;VALUE([.B5])=8;VALUE([.B5])=13);-1;1)" office:value-type="float" office:value="951.3" calcext:value-type="float">
            <text:p>951,30</text:p>
          </table:table-cell>
          <table:table-cell table:style-name="ce76" table:formula="of:==IF([$Compras.$A5]&lt;&gt;&quot;&quot;;VALUE(MID([$Compras.$A5];[$Tablas.$E$24];[$Tablas.$G$24]))/100;0)*IF(OR(VALUE([.B5])=3;VALUE([.B5])=8;VALUE([.B5])=13);-1;1)" office:value-type="float" office:value="0" calcext:value-type="float">
            <text:p>0,00</text:p>
          </table:table-cell>
          <table:table-cell table:style-name="ce70" table:formula="of:=MID([$Compras.$A5];[$Tablas.$E$25];[$Tablas.$G$25])" office:value-type="string" office:string-value="00000000000" calcext:value-type="string">
            <text:p>00000000000</text:p>
          </table:table-cell>
          <table:table-cell table:style-name="ce70" table:formula="of:=MID([$Compras.$A5];[$Tablas.$E$26];[$Tablas.$G$26])" office:value-type="string" office:string-value="                              " calcext:value-type="string">
            <text:p><text:s text:c="30"/></text:p>
          </table:table-cell>
          <table:table-cell table:style-name="ce70" table:formula="of:=MID([$Compras.$A5];[$Tablas.$E$27];[$Tablas.$G$27])" office:value-type="string" office:string-value="000000000000000" calcext:value-type="string">
            <text:p>000000000000000</text:p>
          </table:table-cell>
          <table:table-cell/>
          <table:table-cell table:style-name="ce80" table:formula="of:=IF(VALUE([.I5])=0;&quot;&quot;;CONCATENATE([.A5];[.B5];[.C5];[.D5];[.E5];[.F5];[.G5];[.H5];[.I5];[.J5];REPT(&quot;0&quot;;15);[.N5];REPT(&quot;0&quot;;15);[.M5];REPT(&quot;0&quot;;15);REPT(&quot;0&quot;;15);[.Q5];[.R5];[.S5];[.T5];[.U5];[.V5];[.W5];[.X5];[.Y5]))" office:value-type="string" office:string-value="202112310010000100000000000000087356                8000000000030500008454VISA RIO                      14021,238403,9300000000000000000000000000000000000000000000000000000000000000PES000100000010951,3000000000000                              000000000000000" calcext:value-type="string">
            <text:p>202112310010000100000000000000087356 <text:s text:c="15"/>8000000000030500008454VISA RIO <text:s text:c="21"/>14021,238403,9300000000000000000000000000000000000000000000000000000000000000PES000100000010951,3000000000000 <text:s text:c="29"/>000000000000000</text:p>
          </table:table-cell>
          <table:table-cell table:number-columns-repeated="997"/>
        </table:table-row>
        <table:table-row table:style-name="ro1" table:number-rows-repeated="1154">
          <table:table-cell table:style-name="ce70" table:number-columns-repeated="8"/>
          <table:table-cell table:style-name="ce76" table:number-columns-repeated="8"/>
          <table:table-cell table:style-name="ce70" table:number-columns-repeated="4"/>
          <table:table-cell table:style-name="ce76" table:number-columns-repeated="2"/>
          <table:table-cell table:style-name="ce70" table:number-columns-repeated="3"/>
          <table:table-cell/>
          <table:table-cell table:style-name="ce80"/>
          <table:table-cell table:number-columns-repeated="997"/>
        </table:table-row>
        <table:table-row table:style-name="ro1" table:number-rows-repeated="16952">
          <table:table-cell table:style-name="ce70" table:number-columns-repeated="8"/>
          <table:table-cell table:style-name="ce76" table:number-columns-repeated="8"/>
          <table:table-cell table:style-name="ce70" table:number-columns-repeated="4"/>
          <table:table-cell table:style-name="ce76" table:number-columns-repeated="2"/>
          <table:table-cell table:style-name="ce70" table:number-columns-repeated="3"/>
          <table:table-cell table:number-columns-repeated="999"/>
        </table:table-row>
        <table:table-row table:style-name="ro1" table:number-rows-repeated="1030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_Compras-Ali" table:style-name="ta2">
        <office:forms form:automatic-focus="false" form:apply-design-mode="false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30" table:default-cell-style-name="ce74"/>
        <table:table-column table:style-name="co12" table:default-cell-style-name="ce74"/>
        <table:table-column table:style-name="co31" table:default-cell-style-name="ce77"/>
        <table:table-column table:style-name="co32" table:default-cell-style-name="ce74"/>
        <table:table-column table:style-name="co15" table:default-cell-style-name="ce77"/>
        <table:table-column table:style-name="co33" table:default-cell-style-name="ce74"/>
        <table:table-column table:style-name="co32" table:default-cell-style-name="ce74"/>
        <table:table-column table:style-name="co3" table:default-cell-style-name="ce74"/>
        <table:table-column table:style-name="co34" table:default-cell-style-name="ce74"/>
        <table:table-column table:style-name="co5" table:default-cell-style-name="ce74"/>
        <table:table-column table:style-name="co35" table:default-cell-style-name="ce74"/>
        <table:table-column table:style-name="co5" table:number-columns-repeated="1010" table:default-cell-style-name="ce74"/>
        <table:table-row table:style-name="ro1">
          <table:table-cell table:style-name="ce69" office:value-type="string" calcext:value-type="string">
            <text:p>TC</text:p>
          </table:table-cell>
          <table:table-cell table:style-name="ce69" office:value-type="string" calcext:value-type="string">
            <text:p>PV</text:p>
          </table:table-cell>
          <table:table-cell table:style-name="ce69" office:value-type="string" calcext:value-type="string">
            <text:p>Numero</text:p>
          </table:table-cell>
          <table:table-cell table:style-name="ce69" office:value-type="string" calcext:value-type="string">
            <text:p>Doc</text:p>
          </table:table-cell>
          <table:table-cell table:style-name="ce69" office:value-type="string" calcext:value-type="string">
            <text:p>CUIT</text:p>
          </table:table-cell>
          <table:table-cell table:style-name="ce75" office:value-type="string" calcext:value-type="string">
            <text:p>Grabado</text:p>
          </table:table-cell>
          <table:table-cell table:style-name="ce69" office:value-type="string" calcext:value-type="string">
            <text:p>Ali</text:p>
          </table:table-cell>
          <table:table-cell table:style-name="ce75" office:value-type="string" calcext:value-type="string">
            <text:p>Impuesto</text:p>
          </table:table-cell>
          <table:table-cell table:style-name="ce78"/>
          <table:table-cell table:style-name="ce128" office:value-type="string" calcext:value-type="string" table:number-columns-spanned="2" table:number-rows-spanned="1">
            <text:p>TOTAL</text:p>
          </table:table-cell>
          <table:covered-table-cell table:style-name="ce134"/>
          <table:table-cell table:style-name="ce140" table:formula="of:=SUM([.H$1:.H$1048576])" office:value-type="float" office:value="239643.08" calcext:value-type="float">
            <text:p>239.643,08</text:p>
          </table:table-cell>
          <table:table-cell table:style-name="ce146"/>
          <table:table-cell table:style-name="ce78" table:number-columns-repeated="976"/>
          <table:table-cell table:number-columns-repeated="35"/>
        </table:table-row>
        <table:table-row table:style-name="ro1">
          <table:table-cell table:style-name="ce70" table:formula="of:=MID([$'Compras-Ali'.$A2];[$Tablas.$E$31];[$Tablas.$G$31])" office:value-type="string" office:string-value="003" calcext:value-type="string">
            <text:p>003</text:p>
          </table:table-cell>
          <table:table-cell table:style-name="ce70" table:formula="of:=MID([$'Compras-Ali'.$A2];[$Tablas.$E$32];[$Tablas.$G$32])" office:value-type="string" office:string-value="02019" calcext:value-type="string">
            <text:p>02019</text:p>
          </table:table-cell>
          <table:table-cell table:style-name="ce70" table:formula="of:=TEXT(RIGHT(VALUE(MID([$'Compras-Ali'.$A2];[$Tablas.$E$33];[$Tablas.$G$33]));8);REPT(&quot;0&quot;;20))" office:value-type="string" office:string-value="00000000000000031665" calcext:value-type="string">
            <text:p>00000000000000031665</text:p>
          </table:table-cell>
          <table:table-cell table:style-name="ce70" table:formula="of:=MID([$'Compras-Ali'.$A2];[$Tablas.$E$34];[$Tablas.$G$34])" office:value-type="string" office:string-value="80" calcext:value-type="string">
            <text:p>80</text:p>
          </table:table-cell>
          <table:table-cell table:style-name="ce70" table:formula="of:=MID([$'Compras-Ali'.$A2];[$Tablas.$E$35];[$Tablas.$G$35])" office:value-type="string" office:string-value="00000000030546689979" calcext:value-type="string">
            <text:p>00000000030546689979</text:p>
          </table:table-cell>
          <table:table-cell table:style-name="ce76" table:formula="of:=IF([$'Compras-Ali'.$A2]&lt;&gt;&quot;&quot;;VALUE(MID([$'Compras-Ali'.$A2];[$Tablas.$E$36];[$Tablas.$G$36]))/100;0)*IF(OR(VALUE([.A2])=3;VALUE([.A2])=8;VALUE([.A2])=13);-1;1)" office:value-type="float" office:value="-10942.43" calcext:value-type="float">
            <text:p>-10.942,43</text:p>
          </table:table-cell>
          <table:table-cell table:style-name="ce70" table:formula="of:=MID([$'Compras-Ali'.$A2];[$Tablas.$E$37];[$Tablas.$G$37])" office:value-type="string" office:string-value="0005" calcext:value-type="string">
            <text:p>0005</text:p>
          </table:table-cell>
          <table:table-cell table:style-name="ce76" table:formula="of:=IF([$'Compras-Ali'.$A2]&lt;&gt;&quot;&quot;;VALUE(MID([$'Compras-Ali'.$A2];[$Tablas.$E$38];[$Tablas.$G$38]))/100;0)*IF(OR(VALUE([.A2])=3;VALUE([.A2])=8;VALUE([.A2])=13);-1;1)" office:value-type="float" office:value="-2297.91" calcext:value-type="float">
            <text:p>-2.297,91</text:p>
          </table:table-cell>
          <table:table-cell table:number-columns-repeated="1016"/>
        </table:table-row>
        <table:table-row table:style-name="ro1">
          <table:table-cell table:style-name="ce70" table:formula="of:=MID([$'Compras-Ali'.$A3];[$Tablas.$E$31];[$Tablas.$G$31])" office:value-type="string" office:string-value="001" calcext:value-type="string">
            <text:p>001</text:p>
          </table:table-cell>
          <table:table-cell table:style-name="ce70" table:formula="of:=MID([$'Compras-Ali'.$A3];[$Tablas.$E$32];[$Tablas.$G$32])" office:value-type="string" office:string-value="02019" calcext:value-type="string">
            <text:p>02019</text:p>
          </table:table-cell>
          <table:table-cell table:style-name="ce70" table:formula="of:=TEXT(RIGHT(VALUE(MID([$'Compras-Ali'.$A3];[$Tablas.$E$33];[$Tablas.$G$33]));8);REPT(&quot;0&quot;;20))" office:value-type="string" office:string-value="00000000000000434091" calcext:value-type="string">
            <text:p>00000000000000434091</text:p>
          </table:table-cell>
          <table:table-cell table:style-name="ce70" table:formula="of:=MID([$'Compras-Ali'.$A3];[$Tablas.$E$34];[$Tablas.$G$34])" office:value-type="string" office:string-value="80" calcext:value-type="string">
            <text:p>80</text:p>
          </table:table-cell>
          <table:table-cell table:style-name="ce70" table:formula="of:=MID([$'Compras-Ali'.$A3];[$Tablas.$E$35];[$Tablas.$G$35])" office:value-type="string" office:string-value="00000000030546689979" calcext:value-type="string">
            <text:p>00000000030546689979</text:p>
          </table:table-cell>
          <table:table-cell table:style-name="ce76" table:formula="of:=IF([$'Compras-Ali'.$A3]&lt;&gt;&quot;&quot;;VALUE(MID([$'Compras-Ali'.$A3];[$Tablas.$E$36];[$Tablas.$G$36]))/100;0)*IF(OR(VALUE([.A3])=3;VALUE([.A3])=8;VALUE([.A3])=13);-1;1)" office:value-type="float" office:value="1146701.62" calcext:value-type="float">
            <text:p>1.146.701,62</text:p>
          </table:table-cell>
          <table:table-cell table:style-name="ce70" table:formula="of:=MID([$'Compras-Ali'.$A3];[$Tablas.$E$37];[$Tablas.$G$37])" office:value-type="string" office:string-value="0005" calcext:value-type="string">
            <text:p>0005</text:p>
          </table:table-cell>
          <table:table-cell table:style-name="ce76" table:formula="of:=IF([$'Compras-Ali'.$A3]&lt;&gt;&quot;&quot;;VALUE(MID([$'Compras-Ali'.$A3];[$Tablas.$E$38];[$Tablas.$G$38]))/100;0)*IF(OR(VALUE([.A3])=3;VALUE([.A3])=8;VALUE([.A3])=13);-1;1)" office:value-type="float" office:value="240807.34" calcext:value-type="float">
            <text:p>240.807,34</text:p>
          </table:table-cell>
          <table:table-cell/>
          <table:table-cell table:style-name="ce129" office:value-type="string" calcext:value-type="string">
            <text:p>Cod</text:p>
          </table:table-cell>
          <table:table-cell table:style-name="ce135" office:value-type="string" calcext:value-type="string">
            <text:p>IVA</text:p>
          </table:table-cell>
          <table:table-cell table:style-name="ce141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70" table:formula="of:=MID([$'Compras-Ali'.$A4];[$Tablas.$E$31];[$Tablas.$G$31])" office:value-type="string" office:string-value="001" calcext:value-type="string">
            <text:p>001</text:p>
          </table:table-cell>
          <table:table-cell table:style-name="ce70" table:formula="of:=MID([$'Compras-Ali'.$A4];[$Tablas.$E$32];[$Tablas.$G$32])" office:value-type="string" office:string-value="00001" calcext:value-type="string">
            <text:p>00001</text:p>
          </table:table-cell>
          <table:table-cell table:style-name="ce70" table:formula="of:=TEXT(RIGHT(VALUE(MID([$'Compras-Ali'.$A4];[$Tablas.$E$33];[$Tablas.$G$33]));8);REPT(&quot;0&quot;;20))" office:value-type="string" office:string-value="00000000000000088396" calcext:value-type="string">
            <text:p>00000000000000088396</text:p>
          </table:table-cell>
          <table:table-cell table:style-name="ce70" table:formula="of:=MID([$'Compras-Ali'.$A4];[$Tablas.$E$34];[$Tablas.$G$34])" office:value-type="string" office:string-value="80" calcext:value-type="string">
            <text:p>80</text:p>
          </table:table-cell>
          <table:table-cell table:style-name="ce70" table:formula="of:=MID([$'Compras-Ali'.$A4];[$Tablas.$E$35];[$Tablas.$G$35])" office:value-type="string" office:string-value="00000000030500008454" calcext:value-type="string">
            <text:p>00000000030500008454</text:p>
          </table:table-cell>
          <table:table-cell table:style-name="ce76" table:formula="of:=IF([$'Compras-Ali'.$A4]&lt;&gt;&quot;&quot;;VALUE(MID([$'Compras-Ali'.$A4];[$Tablas.$E$36];[$Tablas.$G$36]))/100;0)*IF(OR(VALUE([.A4])=3;VALUE([.A4])=8;VALUE([.A4])=13);-1;1)" office:value-type="float" office:value="868.33" calcext:value-type="float">
            <text:p>868,33</text:p>
          </table:table-cell>
          <table:table-cell table:style-name="ce70" table:formula="of:=MID([$'Compras-Ali'.$A4];[$Tablas.$E$37];[$Tablas.$G$37])" office:value-type="string" office:string-value="0005" calcext:value-type="string">
            <text:p>0005</text:p>
          </table:table-cell>
          <table:table-cell table:style-name="ce76" table:formula="of:=IF([$'Compras-Ali'.$A4]&lt;&gt;&quot;&quot;;VALUE(MID([$'Compras-Ali'.$A4];[$Tablas.$E$38];[$Tablas.$G$38]))/100;0)*IF(OR(VALUE([.A4])=3;VALUE([.A4])=8;VALUE([.A4])=13);-1;1)" office:value-type="float" office:value="182.35" calcext:value-type="float">
            <text:p>182,35</text:p>
          </table:table-cell>
          <table:table-cell/>
          <table:table-cell table:style-name="ce130" office:value-type="string" calcext:value-type="string">
            <text:p>0004</text:p>
          </table:table-cell>
          <table:table-cell table:style-name="ce136" office:value-type="string" calcext:value-type="string">
            <text:p>10,5%</text:p>
          </table:table-cell>
          <table:table-cell table:style-name="ce142" table:formula="of:=SUMIF([.$G$1:.$G$1048576];[.J4];[.H$1:.H$1048576])" office:value-type="float" office:value="0" calcext:value-type="float">
            <text:p>0,00</text:p>
          </table:table-cell>
          <table:table-cell/>
          <table:table-cell table:style-name="ce77" table:number-columns-repeated="2"/>
          <table:table-cell table:number-columns-repeated="1009"/>
        </table:table-row>
        <table:table-row table:style-name="ro1">
          <table:table-cell table:style-name="ce70" table:formula="of:=MID([$'Compras-Ali'.$A5];[$Tablas.$E$31];[$Tablas.$G$31])" office:value-type="string" office:string-value="001" calcext:value-type="string">
            <text:p>001</text:p>
          </table:table-cell>
          <table:table-cell table:style-name="ce70" table:formula="of:=MID([$'Compras-Ali'.$A5];[$Tablas.$E$32];[$Tablas.$G$32])" office:value-type="string" office:string-value="00001" calcext:value-type="string">
            <text:p>00001</text:p>
          </table:table-cell>
          <table:table-cell table:style-name="ce70" table:formula="of:=TEXT(RIGHT(VALUE(MID([$'Compras-Ali'.$A5];[$Tablas.$E$33];[$Tablas.$G$33]));8);REPT(&quot;0&quot;;20))" office:value-type="string" office:string-value="00000000000000087356" calcext:value-type="string">
            <text:p>00000000000000087356</text:p>
          </table:table-cell>
          <table:table-cell table:style-name="ce70" table:formula="of:=MID([$'Compras-Ali'.$A5];[$Tablas.$E$34];[$Tablas.$G$34])" office:value-type="string" office:string-value="80" calcext:value-type="string">
            <text:p>80</text:p>
          </table:table-cell>
          <table:table-cell table:style-name="ce70" table:formula="of:=MID([$'Compras-Ali'.$A5];[$Tablas.$E$35];[$Tablas.$G$35])" office:value-type="string" office:string-value="00000000030500008454" calcext:value-type="string">
            <text:p>00000000030500008454</text:p>
          </table:table-cell>
          <table:table-cell table:style-name="ce76" table:formula="of:=IF([$'Compras-Ali'.$A5]&lt;&gt;&quot;&quot;;VALUE(MID([$'Compras-Ali'.$A5];[$Tablas.$E$36];[$Tablas.$G$36]))/100;0)*IF(OR(VALUE([.A5])=3;VALUE([.A5])=8;VALUE([.A5])=13);-1;1)" office:value-type="float" office:value="4530" calcext:value-type="float">
            <text:p>4.530,00</text:p>
          </table:table-cell>
          <table:table-cell table:style-name="ce70" table:formula="of:=MID([$'Compras-Ali'.$A5];[$Tablas.$E$37];[$Tablas.$G$37])" office:value-type="string" office:string-value="0005" calcext:value-type="string">
            <text:p>0005</text:p>
          </table:table-cell>
          <table:table-cell table:style-name="ce76" table:formula="of:=IF([$'Compras-Ali'.$A5]&lt;&gt;&quot;&quot;;VALUE(MID([$'Compras-Ali'.$A5];[$Tablas.$E$38];[$Tablas.$G$38]))/100;0)*IF(OR(VALUE([.A5])=3;VALUE([.A5])=8;VALUE([.A5])=13);-1;1)" office:value-type="float" office:value="951.3" calcext:value-type="float">
            <text:p>951,30</text:p>
          </table:table-cell>
          <table:table-cell/>
          <table:table-cell table:style-name="ce130" office:value-type="string" calcext:value-type="string">
            <text:p>0005</text:p>
          </table:table-cell>
          <table:table-cell table:style-name="ce136" office:value-type="string" calcext:value-type="string">
            <text:p>21%</text:p>
          </table:table-cell>
          <table:table-cell table:style-name="ce143" table:formula="of:=SUMIF([.$G$1:.$G$1048576];[.J5];[.H$1:.H$1048576])" office:value-type="float" office:value="239643.08" calcext:value-type="float">
            <text:p>239.643,08</text:p>
          </table:table-cell>
          <table:table-cell/>
          <table:table-cell table:style-name="ce77" office:value-type="float" office:value="35527075.99" calcext:value-type="float">
            <text:p>35.527.075,99</text:p>
          </table:table-cell>
          <table:table-cell table:style-name="ce77"/>
          <table:table-cell table:number-columns-repeated="1009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006</text:p>
          </table:table-cell>
          <table:table-cell table:style-name="ce136" office:value-type="string" calcext:value-type="string">
            <text:p>27%</text:p>
          </table:table-cell>
          <table:table-cell table:style-name="ce143" table:formula="of:=SUMIF([.$G$1:.$G$1048576];[.J6];[.H$1:.H$1048576])" office:value-type="float" office:value="0" calcext:value-type="float">
            <text:p>0,00</text:p>
          </table:table-cell>
          <table:table-cell/>
          <table:table-cell table:style-name="ce77" table:formula="of:=+[.N5]-[.L5]" office:value-type="float" office:value="35287432.91" calcext:value-type="float">
            <text:p>35.287.432,91</text:p>
          </table:table-cell>
          <table:table-cell table:number-columns-repeated="1010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1" office:value-type="string" calcext:value-type="string" table:number-columns-spanned="2" table:number-rows-spanned="1">
            <text:p>TOTAL</text:p>
          </table:table-cell>
          <table:covered-table-cell table:style-name="ce137"/>
          <table:table-cell table:style-name="ce144" table:formula="of:=SUM([.L4:.L7])" office:value-type="float" office:value="239643.08" calcext:value-type="float">
            <text:p>239.643,08</text:p>
          </table:table-cell>
          <table:table-cell/>
          <table:table-cell table:style-name="ce77" office:value-type="float" office:value="1579859.7" calcext:value-type="float">
            <text:p>1.579.859,70</text:p>
          </table:table-cell>
          <table:table-cell table:number-columns-repeated="1010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 table:number-columns-repeated="5"/>
          <table:table-cell table:style-name="ce77" table:formula="of:=+[.N6]-[.N8]" office:value-type="float" office:value="33707573.21" calcext:value-type="float">
            <text:p>33.707.573,21</text:p>
          </table:table-cell>
          <table:table-cell table:number-columns-repeated="1010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29" office:value-type="string" calcext:value-type="string">
            <text:p>Cod</text:p>
          </table:table-cell>
          <table:table-cell table:style-name="ce135" office:value-type="string" calcext:value-type="string">
            <text:p>Tipo</text:p>
          </table:table-cell>
          <table:table-cell table:style-name="ce141" office:value-type="string" calcext:value-type="string">
            <text:p>Importe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2" office:value-type="string" calcext:value-type="string">
            <text:p>001</text:p>
          </table:table-cell>
          <table:table-cell table:style-name="ce138" office:value-type="string" calcext:value-type="string">
            <text:p>FC A</text:p>
          </table:table-cell>
          <table:table-cell table:style-name="ce142" table:formula="of:=SUMIF([.$A$1:.$A$1048576];[.J11];[.H$1:.H$1048576])" office:value-type="float" office:value="241940.99" calcext:value-type="float">
            <text:p>241.940,99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02</text:p>
          </table:table-cell>
          <table:table-cell office:value-type="string" calcext:value-type="string">
            <text:p>ND A</text:p>
          </table:table-cell>
          <table:table-cell table:style-name="ce143" table:formula="of:=SUMIF([.$A$1:.$A$1048576];[.J1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03</text:p>
          </table:table-cell>
          <table:table-cell office:value-type="string" calcext:value-type="string">
            <text:p>NC A</text:p>
          </table:table-cell>
          <table:table-cell table:style-name="ce143" table:formula="of:=SUMIF([.$A$1:.$A$1048576];[.J13];[.H$1:.H$1048576])" office:value-type="float" office:value="-2297.91" calcext:value-type="float">
            <text:p>-2.297,91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06</text:p>
          </table:table-cell>
          <table:table-cell office:value-type="string" calcext:value-type="string">
            <text:p>FC B</text:p>
          </table:table-cell>
          <table:table-cell table:style-name="ce143" table:formula="of:=SUMIF([.$A$1:.$A$1048576];[.J14];[.H$1:.H$1048576])" office:value-type="float" office:value="0" calcext:value-type="float">
            <text:p>0,00</text:p>
          </table:table-cell>
          <table:table-cell/>
          <table:table-cell table:style-name="ce77" table:formula="of:=+[.L1]+27151256" office:value-type="float" office:value="27390899.08" calcext:value-type="float">
            <text:p>27.390.899,08</text:p>
          </table:table-cell>
          <table:table-cell table:number-columns-repeated="1010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07</text:p>
          </table:table-cell>
          <table:table-cell office:value-type="string" calcext:value-type="string">
            <text:p>ND B</text:p>
          </table:table-cell>
          <table:table-cell table:style-name="ce143" table:formula="of:=SUMIF([.$A$1:.$A$1048576];[.J15];[.H$1:.H$1048576])" office:value-type="float" office:value="0" calcext:value-type="float">
            <text:p>0,00</text:p>
          </table:table-cell>
          <table:table-cell/>
          <table:table-cell table:style-name="ce77" office:value-type="float" office:value="28391272.66" calcext:value-type="float">
            <text:p>28.391.272,66</text:p>
          </table:table-cell>
          <table:table-cell table:number-columns-repeated="1010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08</text:p>
          </table:table-cell>
          <table:table-cell office:value-type="string" calcext:value-type="string">
            <text:p>NC B</text:p>
          </table:table-cell>
          <table:table-cell table:style-name="ce143" table:formula="of:=SUMIF([.$A$1:.$A$1048576];[.J16];[.H$1:.H$1048576])" office:value-type="float" office:value="0" calcext:value-type="float">
            <text:p>0,00</text:p>
          </table:table-cell>
          <table:table-cell/>
          <table:table-cell table:style-name="ce77" table:formula="of:=+[.N15]-[.N14]" office:value-type="float" office:value="1000373.58" calcext:value-type="float">
            <text:p>1.000.373,58</text:p>
          </table:table-cell>
          <table:table-cell table:number-columns-repeated="1010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11</text:p>
          </table:table-cell>
          <table:table-cell office:value-type="string" calcext:value-type="string">
            <text:p>FC C</text:p>
          </table:table-cell>
          <table:table-cell table:style-name="ce143" table:formula="of:=SUMIF([.$A$1:.$A$1048576];[.J17];[.H$1:.H$1048576])" office:value-type="float" office:value="0" calcext:value-type="float">
            <text:p>0,00</text:p>
          </table:table-cell>
          <table:table-cell table:style-name="ce77"/>
          <table:table-cell table:number-columns-repeated="1011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12</text:p>
          </table:table-cell>
          <table:table-cell office:value-type="string" calcext:value-type="string">
            <text:p>ND C</text:p>
          </table:table-cell>
          <table:table-cell table:style-name="ce143" table:formula="of:=SUMIF([.$A$1:.$A$1048576];[.J18];[.H$1:.H$1048576])" office:value-type="float" office:value="0" calcext:value-type="float">
            <text:p>0,00</text:p>
          </table:table-cell>
          <table:table-cell table:style-name="ce77"/>
          <table:table-cell table:number-columns-repeated="1011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13</text:p>
          </table:table-cell>
          <table:table-cell office:value-type="string" calcext:value-type="string">
            <text:p>NR C</text:p>
          </table:table-cell>
          <table:table-cell table:style-name="ce143" table:formula="of:=SUMIF([.$A$1:.$A$1048576];[.J19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51</text:p>
          </table:table-cell>
          <table:table-cell office:value-type="string" calcext:value-type="string">
            <text:p>FC M</text:p>
          </table:table-cell>
          <table:table-cell table:style-name="ce143" table:formula="of:=SUMIF([.$A$1:.$A$1048576];[.J20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52</text:p>
          </table:table-cell>
          <table:table-cell office:value-type="string" calcext:value-type="string">
            <text:p>ND M</text:p>
          </table:table-cell>
          <table:table-cell table:style-name="ce143" table:formula="of:=SUMIF([.$A$1:.$A$1048576];[.J21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53</text:p>
          </table:table-cell>
          <table:table-cell office:value-type="string" calcext:value-type="string">
            <text:p>NC M</text:p>
          </table:table-cell>
          <table:table-cell table:style-name="ce143" table:formula="of:=SUMIF([.$A$1:.$A$1048576];[.J22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60</text:p>
          </table:table-cell>
          <table:table-cell office:value-type="string" calcext:value-type="string">
            <text:p>NLP</text:p>
          </table:table-cell>
          <table:table-cell table:style-name="ce143" table:formula="of:=SUMIF([.$A$1:.$A$1048576];[.J23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81</text:p>
          </table:table-cell>
          <table:table-cell office:value-type="string" calcext:value-type="string">
            <text:p>TI A</text:p>
          </table:table-cell>
          <table:table-cell table:style-name="ce143" table:formula="of:=SUMIF([.$A$1:.$A$1048576];[.J24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0" office:value-type="string" calcext:value-type="string">
            <text:p>082</text:p>
          </table:table-cell>
          <table:table-cell office:value-type="string" calcext:value-type="string">
            <text:p>TI B</text:p>
          </table:table-cell>
          <table:table-cell table:style-name="ce143" table:formula="of:=SUMIF([.$A$1:.$A$1048576];[.J25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3" office:value-type="string" calcext:value-type="string">
            <text:p>083</text:p>
          </table:table-cell>
          <table:table-cell table:style-name="ce139" office:value-type="string" calcext:value-type="string">
            <text:p>TI</text:p>
          </table:table-cell>
          <table:table-cell table:style-name="ce145" table:formula="of:=SUMIF([.$A$1:.$A$1048576];[.J26];[.H$1:.H$1048576])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/>
          <table:table-cell table:style-name="ce131" office:value-type="string" calcext:value-type="string" table:number-columns-spanned="2" table:number-rows-spanned="1">
            <text:p>TOTAL</text:p>
          </table:table-cell>
          <table:covered-table-cell table:style-name="ce137"/>
          <table:table-cell table:style-name="ce144" table:formula="of:=SUM([.L11:.L26])" office:value-type="float" office:value="239643.08" calcext:value-type="float">
            <text:p>239.643,08</text:p>
          </table:table-cell>
          <table:table-cell table:number-columns-repeated="1012"/>
        </table:table-row>
        <table:table-row table:style-name="ro1" table:number-rows-repeated="18611">
          <table:table-cell table:style-name="ce70" table:number-columns-repeated="5"/>
          <table:table-cell table:style-name="ce76"/>
          <table:table-cell table:style-name="ce70"/>
          <table:table-cell table:style-name="ce76"/>
          <table:table-cell table:number-columns-repeated="1016"/>
        </table:table-row>
        <table:table-row table:style-name="ro1" table:number-rows-repeated="10299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pras.A1:Compras.A5">
          <table:sort>
            <table:sort-by table:field-number="0" table:data-type="automatic"/>
          </table:sort>
        </table:database-range>
        <table:database-range table:name="__Anonymous_Sheet_DB__2" table:target-range-address="'Compras-Ali'.A1:'Compras-Ali'.B125">
          <table:sort>
            <table:sort-by table:field-number="0" table:data-type="automatic"/>
          </table:sort>
        </table:database-range>
        <table:database-range table:name="__Anonymous_Sheet_DB__3" table:target-range-address="CF_Compras.A1:CF_Compras.Y1159" table:display-filter-buttons="true" table:orientation="column"/>
        <table:database-range table:name="__Anonymous_Sheet_DB__4" table:target-range-address="'CF_Compras-Ali'.A1:'CF_Compras-Ali'.H11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loext:min-decimal-places="2" number:min-integer-digits="1" number:grouping="true"/>
    </number:number-style>
    <number:number-style style:name="N111">
      <number:text>-£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text>$ </number:text>
      <number:number number:decimal-places="2" loext:min-decimal-places="2" number:min-integer-digits="1" number:grouping="true"/>
    </number:number-style>
    <number:number-style style:name="N163P0" style:volatile="true">
      <number:text>$ </number:text>
      <number:number number:decimal-places="2" loext:min-decimal-places="2" number:min-integer-digits="1" number:grouping="true"/>
    </number:number-style>
    <number:number-style style:name="N163">
      <number:text>$ 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5P0" style:volatile="true">
      <number:text>$ </number:text>
      <number:number number:decimal-places="0" loext:min-decimal-places="0" number:min-integer-digits="1" number:grouping="true"/>
    </number:number-style>
    <number:number-style style:name="N165">
      <number:text>-$ 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$ 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$ </number:text>
      <number:number number:decimal-places="2" loext:min-decimal-places="2" number:min-integer-digits="1" number:grouping="true"/>
    </number:number-style>
    <number:number-style style:name="N167">
      <number:text>-$ 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$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3" loext:min-decimal-places="3" number:min-integer-digits="1" number:grouping="true"/>
    </number:number-style>
    <number:number-style style:name="N174">
      <number:number number:decimal-places="3" loext:min-decimal-places="3" number:min-integer-digits="1"/>
    </number:number-style>
    <number:number-style style:name="N175P0" style:volatile="true">
      <number:number number:decimal-places="2" loext:min-decimal-places="2" number:min-integer-digits="1" number:grouping="true"/>
      <number:text> </number:text>
    </number:number-style>
    <number:number-style style:name="N17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75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08:42:44.5100862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09:49:48.601333478</meta:creation-date>
    <meta:editing-duration>PT13H7M1S</meta:editing-duration>
    <meta:editing-cycles>124</meta:editing-cycles>
    <meta:generator>LibreOffice/6.0.7.3$Linux_X86_64 LibreOffice_project/00m0$Build-3</meta:generator>
    <dc:date>2022-01-21T08:49:27.517251165</dc:date>
    <meta:print-date>2022-01-20T12:10:14.549084651</meta:print-date>
    <meta:document-statistic meta:table-count="5" meta:cell-count="456" meta:object-count="0"/>
  </office:meta>
</office:document-meta>
</file>